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8.976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3.747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208cm"/>
    </style:style>
    <style:style style:name="ro1" style:family="table-row">
      <style:table-row-properties style:row-height="1.45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ta1" style:family="table" style:master-page-name="PageStyle_5f_task19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Default" style:data-style-name="N123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Default" style:data-style-name="N123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2.49pt solid #0000ff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sk19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7" table:number-columns-repeated="249" table:default-cell-style-name="ce7"/>
        <table:table-column table:style-name="co7" table:number-columns-repeated="16127"/>
        <table:table-row table:style-name="ro1">
          <table:table-cell table:style-name="ce1" office:value-type="string" calcext:value-type="string">
            <text:p>Продукт</text:p>
          </table:table-cell>
          <table:table-cell table:style-name="ce4" office:value-type="string" calcext:value-type="string">
            <text:p>Жиры, г</text:p>
          </table:table-cell>
          <table:table-cell table:style-name="ce4" office:value-type="string" calcext:value-type="string">
            <text:p>Белки, г</text:p>
          </table:table-cell>
          <table:table-cell table:style-name="ce4" office:value-type="string" calcext:value-type="string">
            <text:p>Углеводы, г</text:p>
          </table:table-cell>
          <table:table-cell table:style-name="ce4" office:value-type="string" calcext:value-type="string">
            <text:p>Калорийность, Ккал</text:p>
          </table:table-cell>
          <table:table-cell table:style-name="ce1" table:number-columns-repeated="16379"/>
        </table:table-row>
        <table:table-row table:style-name="ro2">
          <table:table-cell table:style-name="ce2" office:value-type="string" calcext:value-type="string">
            <text:p>Арахис</text:p>
          </table:table-cell>
          <table:table-cell table:style-name="ce5" office:value-type="float" office:value="45.2" calcext:value-type="float">
            <text:p>45,2</text:p>
          </table:table-cell>
          <table:table-cell table:style-name="ce5" office:value-type="float" office:value="26.3" calcext:value-type="float">
            <text:p>26,3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552" calcext:value-type="float">
            <text:p>552,0</text:p>
          </table:table-cell>
          <table:table-cell table:number-columns-repeated="2"/>
          <table:table-cell table:style-name="ce8"/>
          <table:table-cell table:number-columns-repeated="249"/>
        </table:table-row>
        <table:table-row table:style-name="ro2">
          <table:table-cell table:style-name="ce2" office:value-type="string" calcext:value-type="string">
            <text:p>Арахис жареный</text:p>
          </table:table-cell>
          <table:table-cell table:style-name="ce5" office:value-type="float" office:value="52" calcext:value-type="float">
            <text:p>52,0</text:p>
          </table:table-cell>
          <table:table-cell table:style-name="ce5" office:value-type="float" office:value="26" calcext:value-type="float">
            <text:p>26,0</text:p>
          </table:table-cell>
          <table:table-cell table:style-name="ce5" office:value-type="float" office:value="13.4" calcext:value-type="float">
            <text:p>13,4</text:p>
          </table:table-cell>
          <table:table-cell table:style-name="ce5" office:value-type="float" office:value="626" calcext:value-type="float">
            <text:p>626,0</text:p>
          </table:table-cell>
          <table:table-cell table:number-columns-repeated="2"/>
          <table:table-cell table:style-name="ce8"/>
          <table:table-cell table:number-columns-repeated="249"/>
        </table:table-row>
        <table:table-row table:style-name="ro2">
          <table:table-cell table:style-name="ce2" office:value-type="string" calcext:value-type="string">
            <text:p>Горох отварной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130" calcext:value-type="float">
            <text:p>13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рошек зелены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рошек зеленый, консервы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рчица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25.8" calcext:value-type="float">
            <text:p>25,8</text:p>
          </table:table-cell>
          <table:table-cell table:style-name="ce5" office:value-type="float" office:value="23.4" calcext:value-type="float">
            <text:p>23,4</text:p>
          </table:table-cell>
          <table:table-cell table:style-name="ce5" office:value-type="float" office:value="474" calcext:value-type="float">
            <text:p>47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ецкий орех</text:p>
          </table:table-cell>
          <table:table-cell table:style-name="ce5" office:value-type="float" office:value="60.8" calcext:value-type="float">
            <text:p>60,8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656" calcext:value-type="float">
            <text:p>65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штаны</text:p>
          </table:table-cell>
          <table:table-cell table:number-columns-repeated="2" table:style-name="ce5" office:value-type="float" office:value="2" calcext:value-type="float">
            <text:p>2,0</text:p>
          </table:table-cell>
          <table:table-cell table:style-name="ce5" office:value-type="float" office:value="46" calcext:value-type="float">
            <text:p>46,0</text:p>
          </table:table-cell>
          <table:table-cell table:style-name="ce5" office:value-type="float" office:value="213" calcext:value-type="float">
            <text:p>2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едровые орехи</text:p>
          </table:table-cell>
          <table:table-cell table:style-name="ce5" office:value-type="float" office:value="68" calcext:value-type="float">
            <text:p>68,0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673" calcext:value-type="float">
            <text:p>67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ешью</text:p>
          </table:table-cell>
          <table:table-cell table:style-name="ce5" office:value-type="float" office:value="48.5" calcext:value-type="float">
            <text:p>48,5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600" calcext:value-type="float">
            <text:p>6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унжут</text:p>
          </table:table-cell>
          <table:table-cell table:style-name="ce5" office:value-type="float" office:value="48.7" calcext:value-type="float">
            <text:p>48,7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565" calcext:value-type="float">
            <text:p>56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ещина</text:p>
          </table:table-cell>
          <table:table-cell table:style-name="ce5" office:value-type="float" office:value="62.6" calcext:value-type="float">
            <text:p>62,6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653" calcext:value-type="float">
            <text:p>6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к</text:p>
          </table:table-cell>
          <table:table-cell table:style-name="ce5" office:value-type="float" office:value="47.5" calcext:value-type="float">
            <text:p>47,5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14.5" calcext:value-type="float">
            <text:p>14,5</text:p>
          </table:table-cell>
          <table:table-cell table:style-name="ce5" office:value-type="float" office:value="556" calcext:value-type="float">
            <text:p>55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индаль</text:p>
          </table:table-cell>
          <table:table-cell table:style-name="ce5" office:value-type="float" office:value="53.7" calcext:value-type="float">
            <text:p>53,7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609" calcext:value-type="float">
            <text:p>60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индаль жареный</text:p>
          </table:table-cell>
          <table:table-cell table:style-name="ce5" office:value-type="float" office:value="55.9" calcext:value-type="float">
            <text:p>55,9</text:p>
          </table:table-cell>
          <table:table-cell table:style-name="ce5" office:value-type="float" office:value="22.4" calcext:value-type="float">
            <text:p>22,4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642" calcext:value-type="float">
            <text:p>6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ука соевая полуобезжиренная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43" calcext:value-type="float">
            <text:p>43,0</text:p>
          </table:table-cell>
          <table:table-cell table:style-name="ce5" office:value-type="float" office:value="19.1" calcext:value-type="float">
            <text:p>19,1</text:p>
          </table:table-cell>
          <table:table-cell table:style-name="ce5" office:value-type="float" office:value="334" calcext:value-type="float">
            <text:p>3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ливки (мякоть)</text:p>
          </table:table-cell>
          <table:table-cell table:style-name="ce5" office:value-type="float" office:value="23.7" calcext:value-type="float">
            <text:p>23,7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296" calcext:value-type="float">
            <text:p>29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ливки, консервы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175" calcext:value-type="float">
            <text:p>1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дсолнечник</text:p>
          </table:table-cell>
          <table:table-cell table:style-name="ce5" office:value-type="float" office:value="52.9" calcext:value-type="float">
            <text:p>52,9</text:p>
          </table:table-cell>
          <table:table-cell table:style-name="ce5" office:value-type="float" office:value="20.7" calcext:value-type="float">
            <text:p>20,7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601" calcext:value-type="float">
            <text:p>60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пс (низкоэруковый)</text:p>
          </table:table-cell>
          <table:table-cell table:style-name="ce5" office:value-type="float" office:value="43.6" calcext:value-type="float">
            <text:p>43,6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544" calcext:value-type="float">
            <text:p>5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емечки подсолнечника</text:p>
          </table:table-cell>
          <table:table-cell table:style-name="ce5" office:value-type="float" office:value="51" calcext:value-type="float">
            <text:p>51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584" calcext:value-type="float">
            <text:p>58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ладкий попкорн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79" calcext:value-type="float">
            <text:p>79,0</text:p>
          </table:table-cell>
          <table:table-cell table:style-name="ce5" office:value-type="float" office:value="431" calcext:value-type="float">
            <text:p>4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леный попкорн</text:p>
          </table:table-cell>
          <table:table-cell table:style-name="ce5" office:value-type="float" office:value="30" calcext:value-type="float">
            <text:p>3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56" calcext:value-type="float">
            <text:p>56,0</text:p>
          </table:table-cell>
          <table:table-cell table:style-name="ce5" office:value-type="float" office:value="527" calcext:value-type="float">
            <text:p>5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я, зерно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34.9" calcext:value-type="float">
            <text:p>34,9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364" calcext:value-type="float">
            <text:p>36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 с бобовыми (фасоль)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ыквенные семечки</text:p>
          </table:table-cell>
          <table:table-cell table:style-name="ce5" office:value-type="float" office:value="42" calcext:value-type="float">
            <text:p>42,0</text:p>
          </table:table-cell>
          <table:table-cell table:style-name="ce5" office:value-type="float" office:value="33" calcext:value-type="float">
            <text:p>33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500" calcext:value-type="float">
            <text:p>5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Фасоль (стручок)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Фасоль, зерно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47" calcext:value-type="float">
            <text:p>47,0</text:p>
          </table:table-cell>
          <table:table-cell table:style-name="ce5" office:value-type="float" office:value="298" calcext:value-type="float">
            <text:p>29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Фисташки</text:p>
          </table:table-cell>
          <table:table-cell table:style-name="ce5" office:value-type="float" office:value="44" calcext:value-type="float">
            <text:p>44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28" calcext:value-type="float">
            <text:p>28,0</text:p>
          </table:table-cell>
          <table:table-cell table:style-name="ce5" office:value-type="float" office:value="557" calcext:value-type="float">
            <text:p>55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Фундук</text:p>
          </table:table-cell>
          <table:table-cell table:style-name="ce5" office:value-type="float" office:value="61.5" calcext:value-type="float">
            <text:p>61,5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651" calcext:value-type="float">
            <text:p>65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Фундук жареный</text:p>
          </table:table-cell>
          <table:table-cell table:style-name="ce5" office:value-type="float" office:value="66.1" calcext:value-type="float">
            <text:p>66,1</text:p>
          </table:table-cell>
          <table:table-cell table:style-name="ce5" office:value-type="float" office:value="17.8" calcext:value-type="float">
            <text:p>17,8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703" calcext:value-type="float">
            <text:p>70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ечевица, зерно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46.3" calcext:value-type="float">
            <text:p>46,3</text:p>
          </table:table-cell>
          <table:table-cell table:style-name="ce5" office:value-type="float" office:value="295" calcext:value-type="float">
            <text:p>29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йонез «Провансаль»</text:p>
          </table:table-cell>
          <table:table-cell table:style-name="ce5" office:value-type="float" office:value="67" calcext:value-type="float">
            <text:p>67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629" calcext:value-type="float">
            <text:p>62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йонез столовый молочный</text:p>
          </table:table-cell>
          <table:table-cell table:style-name="ce5" office:value-type="float" office:value="67" calcext:value-type="float">
            <text:p>67,0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627" calcext:value-type="float">
            <text:p>6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ргарин низкокалорийный 60% жирности</text:p>
          </table:table-cell>
          <table:table-cell table:style-name="ce5" office:value-type="float" office:value="60" calcext:value-type="float">
            <text:p>6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545" calcext:value-type="float">
            <text:p>5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ргарин «Здоровье»</text:p>
          </table:table-cell>
          <table:table-cell table:style-name="ce5" office:value-type="float" office:value="82" calcext:value-type="float">
            <text:p>82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743" calcext:value-type="float">
            <text:p>7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ргарин «Экстра»</text:p>
          </table:table-cell>
          <table:table-cell table:style-name="ce5" office:value-type="float" office:value="82" calcext:value-type="float">
            <text:p>82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44" calcext:value-type="float">
            <text:p>7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ргарин молочный столовый</text:p>
          </table:table-cell>
          <table:table-cell table:style-name="ce5" office:value-type="float" office:value="82" calcext:value-type="float">
            <text:p>82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43" calcext:value-type="float">
            <text:p>7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ргарин сливочный</text:p>
          </table:table-cell>
          <table:table-cell table:style-name="ce5" office:value-type="float" office:value="82" calcext:value-type="float">
            <text:p>82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43" calcext:value-type="float">
            <text:p>7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сло сладко-сливочное «Бутербродное»</text:p>
          </table:table-cell>
          <table:table-cell table:style-name="ce5" office:value-type="float" office:value="61.5" calcext:value-type="float">
            <text:p>61,5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566" calcext:value-type="float">
            <text:p>56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сло сладко-сливочное «Вологодское»</text:p>
          </table:table-cell>
          <table:table-cell table:style-name="ce5" office:value-type="float" office:value="82.5" calcext:value-type="float">
            <text:p>82,5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48" calcext:value-type="float">
            <text:p>7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сло сладко-сливочное несоленое</text:p>
          </table:table-cell>
          <table:table-cell table:style-name="ce5" office:value-type="float" office:value="82.5" calcext:value-type="float">
            <text:p>82,5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48" calcext:value-type="float">
            <text:p>7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пик свиной</text:p>
          </table:table-cell>
          <table:table-cell table:style-name="ce5" office:value-type="float" office:value="92.8" calcext:value-type="float">
            <text:p>92,8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41" calcext:value-type="float">
            <text:p>84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пик свиной соленый</text:p>
          </table:table-cell>
          <table:table-cell table:style-name="ce5" office:value-type="float" office:value="90" calcext:value-type="float">
            <text:p>90,0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16" calcext:value-type="float">
            <text:p>8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ранки простые из муки 1 сорта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64.2" calcext:value-type="float">
            <text:p>64,2</text:p>
          </table:table-cell>
          <table:table-cell table:style-name="ce5" office:value-type="float" office:value="311" calcext:value-type="float">
            <text:p>31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тон нарезной из муки высшего сорта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51.4" calcext:value-type="float">
            <text:p>51,4</text:p>
          </table:table-cell>
          <table:table-cell table:style-name="ce5" office:value-type="float" office:value="262" calcext:value-type="float">
            <text:p>26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тон нарезной из муки 1 сорта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50.1" calcext:value-type="float">
            <text:p>50,1</text:p>
          </table:table-cell>
          <table:table-cell table:style-name="ce5" office:value-type="float" office:value="259" calcext:value-type="float">
            <text:p>25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тон простой из муки 1 сорта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49.1" calcext:value-type="float">
            <text:p>49,1</text:p>
          </table:table-cell>
          <table:table-cell table:style-name="ce5" office:value-type="float" office:value="238" calcext:value-type="float">
            <text:p>2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иточки перловые с творогом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18.9" calcext:value-type="float">
            <text:p>18,9</text:p>
          </table:table-cell>
          <table:table-cell table:style-name="ce5" office:value-type="float" office:value="166" calcext:value-type="float">
            <text:p>16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иточки пшенные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22.2" calcext:value-type="float">
            <text:p>22,2</text:p>
          </table:table-cell>
          <table:table-cell table:style-name="ce5" office:value-type="float" office:value="170" calcext:value-type="float">
            <text:p>17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лины из муки 1 сорта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32.6" calcext:value-type="float">
            <text:p>32,6</text:p>
          </table:table-cell>
          <table:table-cell table:style-name="ce5" office:value-type="float" office:value="189" calcext:value-type="float">
            <text:p>18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блики простые из муки 1 сорта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57.1" calcext:value-type="float">
            <text:p>57,1</text:p>
          </table:table-cell>
          <table:table-cell table:style-name="ce5" office:value-type="float" office:value="276" calcext:value-type="float">
            <text:p>27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лка ярославская из муки 1 сорта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53.7" calcext:value-type="float">
            <text:p>53,7</text:p>
          </table:table-cell>
          <table:table-cell table:style-name="ce5" office:value-type="float" office:value="294" calcext:value-type="float">
            <text:p>29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лки городские из муки высшего сорта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52.9" calcext:value-type="float">
            <text:p>52,9</text:p>
          </table:table-cell>
          <table:table-cell table:style-name="ce5" office:value-type="float" office:value="265" calcext:value-type="float">
            <text:p>26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лочки молочные из муки высшего сорта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50.3" calcext:value-type="float">
            <text:p>50,3</text:p>
          </table:table-cell>
          <table:table-cell table:style-name="ce5" office:value-type="float" office:value="257" calcext:value-type="float">
            <text:p>25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лочки сдобные из муки высшего сорта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55.5" calcext:value-type="float">
            <text:p>55,5</text:p>
          </table:table-cell>
          <table:table-cell table:style-name="ce5" office:value-type="float" office:value="339" calcext:value-type="float">
            <text:p>3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ареники из муки 1 сорта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172" calcext:value-type="float">
            <text:p>17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атрушка из муки высшего сорта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37.5" calcext:value-type="float">
            <text:p>37,5</text:p>
          </table:table-cell>
          <table:table-cell table:style-name="ce5" office:value-type="float" office:value="256" calcext:value-type="float">
            <text:p>25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алеты из муки 1 сорта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69.5" calcext:value-type="float">
            <text:p>69,5</text:p>
          </table:table-cell>
          <table:table-cell table:style-name="ce5" office:value-type="float" office:value="345" calcext:value-type="float">
            <text:p>3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алеты из муки высшего сорта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9.7" calcext:value-type="float">
            <text:p>9,7</text:p>
          </table:table-cell>
          <table:table-cell table:style-name="ce5" office:value-type="float" office:value="65.6" calcext:value-type="float">
            <text:p>65,6</text:p>
          </table:table-cell>
          <table:table-cell table:style-name="ce5" office:value-type="float" office:value="393" calcext:value-type="float">
            <text:p>39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алушки из муки 1 сорта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106" calcext:value-type="float">
            <text:p>10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Жареный рис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151" calcext:value-type="float">
            <text:p>15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апеканка рисовая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апеканка рисовая с творогом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189" calcext:value-type="float">
            <text:p>18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рно мягкой пшеницы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1.8" calcext:value-type="float">
            <text:p>11,8</text:p>
          </table:table-cell>
          <table:table-cell table:style-name="ce5" office:value-type="float" office:value="59.5" calcext:value-type="float">
            <text:p>59,5</text:p>
          </table:table-cell>
          <table:table-cell table:style-name="ce5" office:value-type="float" office:value="305" calcext:value-type="float">
            <text:p>30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рно продовольственное, гречиха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56" calcext:value-type="float">
            <text:p>56,0</text:p>
          </table:table-cell>
          <table:table-cell table:style-name="ce5" office:value-type="float" office:value="296" calcext:value-type="float">
            <text:p>29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рно продовольственное, кукуруза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60" calcext:value-type="float">
            <text:p>60,0</text:p>
          </table:table-cell>
          <table:table-cell table:style-name="ce5" office:value-type="float" office:value="325" calcext:value-type="float">
            <text:p>32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рно продовольственное, овес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55.1" calcext:value-type="float">
            <text:p>55,1</text:p>
          </table:table-cell>
          <table:table-cell table:style-name="ce5" office:value-type="float" office:value="316" calcext:value-type="float">
            <text:p>3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рно продовольственное, просо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54.6" calcext:value-type="float">
            <text:p>54,6</text:p>
          </table:table-cell>
          <table:table-cell table:style-name="ce5" office:value-type="float" office:value="298" calcext:value-type="float">
            <text:p>29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рно продовольственное, рис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62.3" calcext:value-type="float">
            <text:p>62,3</text:p>
          </table:table-cell>
          <table:table-cell table:style-name="ce5" office:value-type="float" office:value="303" calcext:value-type="float">
            <text:p>30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рно продовольственное, рожь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55.8" calcext:value-type="float">
            <text:p>55,8</text:p>
          </table:table-cell>
          <table:table-cell table:style-name="ce5" office:value-type="float" office:value="283" calcext:value-type="float">
            <text:p>28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рно продовольственное, ячмень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56.4" calcext:value-type="float">
            <text:p>56,4</text:p>
          </table:table-cell>
          <table:table-cell table:style-name="ce5" office:value-type="float" office:value="288" calcext:value-type="float">
            <text:p>28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рно твердой пшеницы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57.5" calcext:value-type="float">
            <text:p>57,5</text:p>
          </table:table-cell>
          <table:table-cell table:style-name="ce5" office:value-type="float" office:value="304" calcext:value-type="float">
            <text:p>30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ша гречневая из крупы ядрица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4.6" calcext:value-type="float">
            <text:p>14,6</text:p>
          </table:table-cell>
          <table:table-cell table:style-name="ce5" office:value-type="float" office:value="101" calcext:value-type="float">
            <text:p>10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ша из хлопьев «Геркулес» овсяная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105" calcext:value-type="float">
            <text:p>10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ша манная вязкая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6.4" calcext:value-type="float">
            <text:p>16,4</text:p>
          </table:table-cell>
          <table:table-cell table:style-name="ce5" office:value-type="float" office:value="100" calcext:value-type="float">
            <text:p>1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ша овсяная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15.5" calcext:value-type="float">
            <text:p>15,5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ша перловая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2.9" calcext:value-type="float">
            <text:p>22,9</text:p>
          </table:table-cell>
          <table:table-cell table:style-name="ce5" office:value-type="float" office:value="135" calcext:value-type="float">
            <text:p>1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ша пшеничная рассыпчатая из крупы «Полтавская»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25.7" calcext:value-type="float">
            <text:p>25,7</text:p>
          </table:table-cell>
          <table:table-cell table:style-name="ce5" office:value-type="float" office:value="153" calcext:value-type="float">
            <text:p>1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ша пшенная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ша рисовая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25.8" calcext:value-type="float">
            <text:p>25,8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ша ячневая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96" calcext:value-type="float">
            <text:p>9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лецки из муки высшего сорта</text:p>
          </table:table-cell>
          <table:table-cell table:number-columns-repeated="2" table:style-name="ce5" office:value-type="float" office:value="4.1" calcext:value-type="float">
            <text:p>4,1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131" calcext:value-type="float">
            <text:p>1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манные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141" calcext:value-type="float">
            <text:p>14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ахмал кукурузный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3.5" calcext:value-type="float">
            <text:p>83,5</text:p>
          </table:table-cell>
          <table:table-cell table:style-name="ce5" office:value-type="float" office:value="343" calcext:value-type="float">
            <text:p>3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екеры с отрубями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63.2" calcext:value-type="float">
            <text:p>63,2</text:p>
          </table:table-cell>
          <table:table-cell table:style-name="ce5" office:value-type="float" office:value="416" calcext:value-type="float">
            <text:p>4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упа «Артек»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68.5" calcext:value-type="float">
            <text:p>68,5</text:p>
          </table:table-cell>
          <table:table-cell table:style-name="ce5" office:value-type="float" office:value="329" calcext:value-type="float">
            <text:p>32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упа «Полтавская»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67.9" calcext:value-type="float">
            <text:p>67,9</text:p>
          </table:table-cell>
          <table:table-cell table:style-name="ce5" office:value-type="float" office:value="329" calcext:value-type="float">
            <text:p>32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упа гречневая продел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60.4" calcext:value-type="float">
            <text:p>60,4</text:p>
          </table:table-cell>
          <table:table-cell table:style-name="ce5" office:value-type="float" office:value="300" calcext:value-type="float">
            <text:p>3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упа гречневая ядрица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2.6" calcext:value-type="float">
            <text:p>12,6</text:p>
          </table:table-cell>
          <table:table-cell table:style-name="ce5" office:value-type="float" office:value="57.1" calcext:value-type="float">
            <text:p>57,1</text:p>
          </table:table-cell>
          <table:table-cell table:style-name="ce5" office:value-type="float" office:value="308" calcext:value-type="float">
            <text:p>30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упа кукурузная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71" calcext:value-type="float">
            <text:p>71,0</text:p>
          </table:table-cell>
          <table:table-cell table:style-name="ce5" office:value-type="float" office:value="328" calcext:value-type="float">
            <text:p>3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упа манная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70.6" calcext:value-type="float">
            <text:p>70,6</text:p>
          </table:table-cell>
          <table:table-cell table:style-name="ce5" office:value-type="float" office:value="333" calcext:value-type="float">
            <text:p>3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упа овсяная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59.5" calcext:value-type="float">
            <text:p>59,5</text:p>
          </table:table-cell>
          <table:table-cell table:style-name="ce5" office:value-type="float" office:value="342" calcext:value-type="float">
            <text:p>3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упа перловая ячневая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66.9" calcext:value-type="float">
            <text:p>66,9</text:p>
          </table:table-cell>
          <table:table-cell table:style-name="ce5" office:value-type="float" office:value="315" calcext:value-type="float">
            <text:p>31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упа пшено шлифованное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66.5" calcext:value-type="float">
            <text:p>66,5</text:p>
          </table:table-cell>
          <table:table-cell table:style-name="ce5" office:value-type="float" office:value="342" calcext:value-type="float">
            <text:p>3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упа рисовая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74" calcext:value-type="float">
            <text:p>74,0</text:p>
          </table:table-cell>
          <table:table-cell table:style-name="ce5" office:value-type="float" office:value="333" calcext:value-type="float">
            <text:p>3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упа ячневая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65.4" calcext:value-type="float">
            <text:p>65,4</text:p>
          </table:table-cell>
          <table:table-cell table:style-name="ce5" office:value-type="float" office:value="313" calcext:value-type="float">
            <text:p>3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ус-кус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23.1" calcext:value-type="float">
            <text:p>23,1</text:p>
          </table:table-cell>
          <table:table-cell table:style-name="ce5" office:value-type="float" office:value="111" calcext:value-type="float">
            <text:p>11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апша домашняя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60.1" calcext:value-type="float">
            <text:p>60,1</text:p>
          </table:table-cell>
          <table:table-cell table:style-name="ce5" office:value-type="float" office:value="322" calcext:value-type="float">
            <text:p>3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апшевник с творогом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180" calcext:value-type="float">
            <text:p>18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кароны из муки 1 сорта 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68.4" calcext:value-type="float">
            <text:p>68,4</text:p>
          </table:table-cell>
          <table:table-cell table:style-name="ce5" office:value-type="float" office:value="333" calcext:value-type="float">
            <text:p>3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кароны из муки в/с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70.5" calcext:value-type="float">
            <text:p>70,5</text:p>
          </table:table-cell>
          <table:table-cell table:style-name="ce5" office:value-type="float" office:value="338" calcext:value-type="float">
            <text:p>3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кароны отварные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98" calcext:value-type="float">
            <text:p>9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кароны отварные с жиром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135" calcext:value-type="float">
            <text:p>1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кароны яичные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69.6" calcext:value-type="float">
            <text:p>69,6</text:p>
          </table:table-cell>
          <table:table-cell table:style-name="ce5" office:value-type="float" office:value="342" calcext:value-type="float">
            <text:p>3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кароны, запеченные с яйцом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152" calcext:value-type="float">
            <text:p>1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ука 1 сорта из зерна твердой пшеницы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67.8" calcext:value-type="float">
            <text:p>67,8</text:p>
          </table:table-cell>
          <table:table-cell table:style-name="ce5" office:value-type="float" office:value="329" calcext:value-type="float">
            <text:p>32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ука 1 сорта из муки высшего сорта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69" calcext:value-type="float">
            <text:p>69,0</text:p>
          </table:table-cell>
          <table:table-cell table:style-name="ce5" office:value-type="float" office:value="330" calcext:value-type="float">
            <text:p>33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ука 2 сорта из муки 1 сорта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64.8" calcext:value-type="float">
            <text:p>64,8</text:p>
          </table:table-cell>
          <table:table-cell table:style-name="ce5" office:value-type="float" office:value="322" calcext:value-type="float">
            <text:p>3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ука высшего сорта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69.9" calcext:value-type="float">
            <text:p>69,9</text:p>
          </table:table-cell>
          <table:table-cell table:style-name="ce5" office:value-type="float" office:value="334" calcext:value-type="float">
            <text:p>3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ука кукурузная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72.1" calcext:value-type="float">
            <text:p>72,1</text:p>
          </table:table-cell>
          <table:table-cell table:style-name="ce5" office:value-type="float" office:value="331" calcext:value-type="float">
            <text:p>3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ука обдирная ржаная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61.8" calcext:value-type="float">
            <text:p>61,8</text:p>
          </table:table-cell>
          <table:table-cell table:style-name="ce5" office:value-type="float" office:value="298" calcext:value-type="float">
            <text:p>29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ука обойная из муки 2 сорта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61.5" calcext:value-type="float">
            <text:p>61,5</text:p>
          </table:table-cell>
          <table:table-cell table:style-name="ce5" office:value-type="float" office:value="312" calcext:value-type="float">
            <text:p>3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всяная каша на молоке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84" calcext:value-type="float">
            <text:p>8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ладьи из муки 1 сорта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1.6" calcext:value-type="float">
            <text:p>31,6</text:p>
          </table:table-cell>
          <table:table-cell table:style-name="ce5" office:value-type="float" office:value="213" calcext:value-type="float">
            <text:p>2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тварной белый рис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116" calcext:value-type="float">
            <text:p>1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тварной дикий рис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1.1" calcext:value-type="float">
            <text:p>21,1</text:p>
          </table:table-cell>
          <table:table-cell table:style-name="ce5" office:value-type="float" office:value="100" calcext:value-type="float">
            <text:p>1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тварной коричневый рис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22.8" calcext:value-type="float">
            <text:p>22,8</text:p>
          </table:table-cell>
          <table:table-cell table:style-name="ce5" office:value-type="float" office:value="110" calcext:value-type="float">
            <text:p>11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мпушки с чесноком из муки 1 сорта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58.8" calcext:value-type="float">
            <text:p>58,8</text:p>
          </table:table-cell>
          <table:table-cell table:style-name="ce5" office:value-type="float" office:value="299" calcext:value-type="float">
            <text:p>29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ченье сахарное из муки 1 сорта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73.1" calcext:value-type="float">
            <text:p>73,1</text:p>
          </table:table-cell>
          <table:table-cell table:style-name="ce5" office:value-type="float" office:value="407" calcext:value-type="float">
            <text:p>40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ченье сахарное из муки высшего сорта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74.4" calcext:value-type="float">
            <text:p>74,4</text:p>
          </table:table-cell>
          <table:table-cell table:style-name="ce5" office:value-type="float" office:value="417" calcext:value-type="float">
            <text:p>41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ченье сдобное из муки высшего сорта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68.5" calcext:value-type="float">
            <text:p>68,5</text:p>
          </table:table-cell>
          <table:table-cell table:style-name="ce5" office:value-type="float" office:value="451" calcext:value-type="float">
            <text:p>45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рожки печеные простые из муки 1 сорта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33.2" calcext:value-type="float">
            <text:p>33,2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ряники сырцовые из муки высшего сорта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75.6" calcext:value-type="float">
            <text:p>75,6</text:p>
          </table:table-cell>
          <table:table-cell table:style-name="ce5" office:value-type="float" office:value="346" calcext:value-type="float">
            <text:p>34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удинг рисовый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32" calcext:value-type="float">
            <text:p>32,0</text:p>
          </table:table-cell>
          <table:table-cell table:style-name="ce5" office:value-type="float" office:value="202" calcext:value-type="float">
            <text:p>20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ожки к чаю из муки высшего сорта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56.8" calcext:value-type="float">
            <text:p>56,8</text:p>
          </table:table-cell>
          <table:table-cell table:style-name="ce5" office:value-type="float" office:value="312" calcext:value-type="float">
            <text:p>3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доба обыкновенная из муки 1 сорта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54.9" calcext:value-type="float">
            <text:p>54,9</text:p>
          </table:table-cell>
          <table:table-cell table:style-name="ce5" office:value-type="float" office:value="301" calcext:value-type="float">
            <text:p>30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емя льна</text:p>
          </table:table-cell>
          <table:table-cell table:style-name="ce5" office:value-type="float" office:value="42.2" calcext:value-type="float">
            <text:p>42,2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28.9" calcext:value-type="float">
            <text:p>28,9</text:p>
          </table:table-cell>
          <table:table-cell table:style-name="ce5" office:value-type="float" office:value="534" calcext:value-type="float">
            <text:p>5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ломка сладкая из муки 1 сорта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69.3" calcext:value-type="float">
            <text:p>69,3</text:p>
          </table:table-cell>
          <table:table-cell table:style-name="ce5" office:value-type="float" office:value="372" calcext:value-type="float">
            <text:p>37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 харчо с мясом и рисом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 перловый с грибами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 пшенный с мясом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57" calcext:value-type="float">
            <text:p>5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 рисовый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-пюре из рисовой крупы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хари сливочные из муки высшего сорта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66.7" calcext:value-type="float">
            <text:p>66,7</text:p>
          </table:table-cell>
          <table:table-cell table:style-name="ce5" office:value-type="float" office:value="399" calcext:value-type="float">
            <text:p>39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шки простые из муки 1 сорта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68.8" calcext:value-type="float">
            <text:p>68,8</text:p>
          </table:table-cell>
          <table:table-cell table:style-name="ce5" office:value-type="float" office:value="331" calcext:value-type="float">
            <text:p>3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шки простые из муки высшего сорта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0.7" calcext:value-type="float">
            <text:p>10,7</text:p>
          </table:table-cell>
          <table:table-cell table:style-name="ce5" office:value-type="float" office:value="71.2" calcext:value-type="float">
            <text:p>71,2</text:p>
          </table:table-cell>
          <table:table-cell table:style-name="ce5" office:value-type="float" office:value="339" calcext:value-type="float">
            <text:p>3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леб зерновой (мука в/с и зерно дробленое)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45.1" calcext:value-type="float">
            <text:p>45,1</text:p>
          </table:table-cell>
          <table:table-cell table:style-name="ce5" office:value-type="float" office:value="228" calcext:value-type="float">
            <text:p>2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леб паляница из муки 1 сорта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49.9" calcext:value-type="float">
            <text:p>49,9</text:p>
          </table:table-cell>
          <table:table-cell table:style-name="ce5" office:value-type="float" office:value="243" calcext:value-type="float">
            <text:p>2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леб подовый (из обдирной ржаной муки)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39.9" calcext:value-type="float">
            <text:p>39,9</text:p>
          </table:table-cell>
          <table:table-cell table:style-name="ce5" office:value-type="float" office:value="197" calcext:value-type="float">
            <text:p>19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леб подовый (из сеяной ржаной муки)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44.8" calcext:value-type="float">
            <text:p>44,8</text:p>
          </table:table-cell>
          <table:table-cell table:style-name="ce5" office:value-type="float" office:value="210" calcext:value-type="float">
            <text:p>21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леб подовый из муки 2 сорта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45.2" calcext:value-type="float">
            <text:p>45,2</text:p>
          </table:table-cell>
          <table:table-cell table:style-name="ce5" office:value-type="float" office:value="228" calcext:value-type="float">
            <text:p>2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леб подовый из обойной муки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40.1" calcext:value-type="float">
            <text:p>40,1</text:p>
          </table:table-cell>
          <table:table-cell table:style-name="ce5" office:value-type="float" office:value="208" calcext:value-type="float">
            <text:p>20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леб пшеничный подовый из муки 1 сорта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48.3" calcext:value-type="float">
            <text:p>48,3</text:p>
          </table:table-cell>
          <table:table-cell table:style-name="ce5" office:value-type="float" office:value="235" calcext:value-type="float">
            <text:p>2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леб соловецкий (мука 1 и 2 сорта)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47.9" calcext:value-type="float">
            <text:p>47,9</text:p>
          </table:table-cell>
          <table:table-cell table:style-name="ce5" office:value-type="float" office:value="237" calcext:value-type="float">
            <text:p>23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леб формовой (из обойной ржаной муки)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33.4" calcext:value-type="float">
            <text:p>33,4</text:p>
          </table:table-cell>
          <table:table-cell table:style-name="ce5" office:value-type="float" office:value="174" calcext:value-type="float">
            <text:p>17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лопья «Геркулес» овсяные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61.8" calcext:value-type="float">
            <text:p>61,8</text:p>
          </table:table-cell>
          <table:table-cell table:style-name="ce5" office:value-type="float" office:value="352" calcext:value-type="float">
            <text:p>3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Агар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2" calcext:value-type="float">
            <text:p>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афли с жировыми начинками</text:p>
          </table:table-cell>
          <table:table-cell table:style-name="ce5" office:value-type="float" office:value="30.6" calcext:value-type="float">
            <text:p>30,6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62.5" calcext:value-type="float">
            <text:p>62,5</text:p>
          </table:table-cell>
          <table:table-cell table:style-name="ce5" office:value-type="float" office:value="542" calcext:value-type="float">
            <text:p>5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афли с фруктово-ягодными начинками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77.3" calcext:value-type="float">
            <text:p>77,3</text:p>
          </table:table-cell>
          <table:table-cell table:style-name="ce5" office:value-type="float" office:value="354" calcext:value-type="float">
            <text:p>3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лазурь жировая</text:p>
          </table:table-cell>
          <table:table-cell table:style-name="ce5" office:value-type="float" office:value="37.2" calcext:value-type="float">
            <text:p>37,2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48.9" calcext:value-type="float">
            <text:p>48,9</text:p>
          </table:table-cell>
          <table:table-cell table:style-name="ce5" office:value-type="float" office:value="547" calcext:value-type="float">
            <text:p>54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лазурь шоколадная</text:p>
          </table:table-cell>
          <table:table-cell table:style-name="ce5" office:value-type="float" office:value="34.5" calcext:value-type="float">
            <text:p>34,5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52.5" calcext:value-type="float">
            <text:p>52,5</text:p>
          </table:table-cell>
          <table:table-cell table:style-name="ce5" office:value-type="float" office:value="542" calcext:value-type="float">
            <text:p>5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Драже сахарное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7.7" calcext:value-type="float">
            <text:p>97,7</text:p>
          </table:table-cell>
          <table:table-cell table:style-name="ce5" office:value-type="float" office:value="393" calcext:value-type="float">
            <text:p>39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eфир, глазированный шоколадом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68.4" calcext:value-type="float">
            <text:p>68,4</text:p>
          </table:table-cell>
          <table:table-cell table:style-name="ce5" office:value-type="float" office:value="396" calcext:value-type="float">
            <text:p>39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фир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9.8" calcext:value-type="float">
            <text:p>79,8</text:p>
          </table:table-cell>
          <table:table-cell table:style-name="ce5" office:value-type="float" office:value="326" calcext:value-type="float">
            <text:p>32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рис полутвердый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81.5" calcext:value-type="float">
            <text:p>81,5</text:p>
          </table:table-cell>
          <table:table-cell table:style-name="ce5" office:value-type="float" office:value="408" calcext:value-type="float">
            <text:p>40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рис тираженный с орехом</text:p>
          </table:table-cell>
          <table:table-cell table:style-name="ce5" office:value-type="float" office:value="15.9" calcext:value-type="float">
            <text:p>15,9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68.2" calcext:value-type="float">
            <text:p>68,2</text:p>
          </table:table-cell>
          <table:table-cell table:style-name="ce5" office:value-type="float" office:value="443" calcext:value-type="float">
            <text:p>4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као велла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147" calcext:value-type="float">
            <text:p>14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као тертое</text:p>
          </table:table-cell>
          <table:table-cell table:style-name="ce5" office:value-type="float" office:value="49.4" calcext:value-type="float">
            <text:p>49,4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559" calcext:value-type="float">
            <text:p>55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као-порошок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4.3" calcext:value-type="float">
            <text:p>24,3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289" calcext:value-type="float">
            <text:p>28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амель глазированная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92.9" calcext:value-type="float">
            <text:p>92,9</text:p>
          </table:table-cell>
          <table:table-cell table:style-name="ce5" office:value-type="float" office:value="378" calcext:value-type="float">
            <text:p>37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амель леденцовая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5.8" calcext:value-type="float">
            <text:p>95,8</text:p>
          </table:table-cell>
          <table:table-cell table:style-name="ce5" office:value-type="float" office:value="384" calcext:value-type="float">
            <text:p>38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амель с молочной начинкой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91.2" calcext:value-type="float">
            <text:p>91,2</text:p>
          </table:table-cell>
          <table:table-cell table:style-name="ce5" office:value-type="float" office:value="377" calcext:value-type="float">
            <text:p>37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амель с фруктово-ягодной начинкой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92.4" calcext:value-type="float">
            <text:p>92,4</text:p>
          </table:table-cell>
          <table:table-cell table:style-name="ce5" office:value-type="float" office:value="371" calcext:value-type="float">
            <text:p>37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амель с шоколадно-ореховой начинкой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87.1" calcext:value-type="float">
            <text:p>87,1</text:p>
          </table:table-cell>
          <table:table-cell table:style-name="ce5" office:value-type="float" office:value="427" calcext:value-type="float">
            <text:p>4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феты помадные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70.9" calcext:value-type="float">
            <text:p>70,9</text:p>
          </table:table-cell>
          <table:table-cell table:style-name="ce5" office:value-type="float" office:value="445" calcext:value-type="float">
            <text:p>4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феты шоколадные</text:p>
          </table:table-cell>
          <table:table-cell table:style-name="ce5" office:value-type="float" office:value="26.3" calcext:value-type="float">
            <text:p>26,3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59.2" calcext:value-type="float">
            <text:p>59,2</text:p>
          </table:table-cell>
          <table:table-cell table:style-name="ce5" office:value-type="float" office:value="491" calcext:value-type="float">
            <text:p>4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ахмал картофель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78.2" calcext:value-type="float">
            <text:p>78,2</text:p>
          </table:table-cell>
          <table:table-cell table:style-name="ce5" office:value-type="float" office:value="313" calcext:value-type="float">
            <text:p>3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ахмал кукурузный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3.5" calcext:value-type="float">
            <text:p>83,5</text:p>
          </table:table-cell>
          <table:table-cell table:style-name="ce5" office:value-type="float" office:value="343" calcext:value-type="float">
            <text:p>3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рмелад желейный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64.2" calcext:value-type="float">
            <text:p>64,2</text:p>
          </table:table-cell>
          <table:table-cell table:style-name="ce5" office:value-type="float" office:value="349" calcext:value-type="float">
            <text:p>34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ед пчели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79.4" calcext:value-type="float">
            <text:p>79,4</text:p>
          </table:table-cell>
          <table:table-cell table:style-name="ce5" office:value-type="float" office:value="321" calcext:value-type="float">
            <text:p>32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ука из зародышей пшениц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80.3" calcext:value-type="float">
            <text:p>80,3</text:p>
          </table:table-cell>
          <table:table-cell table:style-name="ce5" office:value-type="float" office:value="328" calcext:value-type="float">
            <text:p>3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стила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33.8" calcext:value-type="float">
            <text:p>33,8</text:p>
          </table:table-cell>
          <table:table-cell table:style-name="ce5" office:value-type="float" office:value="32.7" calcext:value-type="float">
            <text:p>32,7</text:p>
          </table:table-cell>
          <table:table-cell table:style-name="ce5" office:value-type="float" office:value="335" calcext:value-type="float">
            <text:p>3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стила, глазированная шоколадом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80" calcext:value-type="float">
            <text:p>80,0</text:p>
          </table:table-cell>
          <table:table-cell table:style-name="ce5" office:value-type="float" office:value="324" calcext:value-type="float">
            <text:p>32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тока кукурузная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70.9" calcext:value-type="float">
            <text:p>70,9</text:p>
          </table:table-cell>
          <table:table-cell table:style-name="ce5" office:value-type="float" office:value="402" calcext:value-type="float">
            <text:p>40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ктин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78.3" calcext:value-type="float">
            <text:p>78,3</text:p>
          </table:table-cell>
          <table:table-cell table:style-name="ce5" office:value-type="float" office:value="316" calcext:value-type="float">
            <text:p>3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рожное бисквитное с белковым кремом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рожное вафельное молочное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63.1" calcext:value-type="float">
            <text:p>63,1</text:p>
          </table:table-cell>
          <table:table-cell table:style-name="ce5" office:value-type="float" office:value="336" calcext:value-type="float">
            <text:p>3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рожное воздушное с кремом</text:p>
          </table:table-cell>
          <table:table-cell table:style-name="ce5" office:value-type="float" office:value="36.7" calcext:value-type="float">
            <text:p>36,7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55.3" calcext:value-type="float">
            <text:p>55,3</text:p>
          </table:table-cell>
          <table:table-cell table:style-name="ce5" office:value-type="float" office:value="572" calcext:value-type="float">
            <text:p>57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рожное заварное с кремом (трубочка)</text:p>
          </table:table-cell>
          <table:table-cell table:style-name="ce5" office:value-type="float" office:value="20.8" calcext:value-type="float">
            <text:p>20,8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60.5" calcext:value-type="float">
            <text:p>60,5</text:p>
          </table:table-cell>
          <table:table-cell table:style-name="ce5" office:value-type="float" office:value="440" calcext:value-type="float">
            <text:p>4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рожное крошковое</text:p>
          </table:table-cell>
          <table:table-cell table:style-name="ce5" office:value-type="float" office:value="24.5" calcext:value-type="float">
            <text:p>24,5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48.8" calcext:value-type="float">
            <text:p>48,8</text:p>
          </table:table-cell>
          <table:table-cell table:style-name="ce5" office:value-type="float" office:value="433" calcext:value-type="float">
            <text:p>4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рожное миндальное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47.5" calcext:value-type="float">
            <text:p>47,5</text:p>
          </table:table-cell>
          <table:table-cell table:style-name="ce5" office:value-type="float" office:value="388" calcext:value-type="float">
            <text:p>38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рожное песочное с кремом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63.2" calcext:value-type="float">
            <text:p>63,2</text:p>
          </table:table-cell>
          <table:table-cell table:style-name="ce5" office:value-type="float" office:value="433" calcext:value-type="float">
            <text:p>4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рожное слоеное с белковым кремом</text:p>
          </table:table-cell>
          <table:table-cell table:style-name="ce5" office:value-type="float" office:value="28.2" calcext:value-type="float">
            <text:p>28,2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52.1" calcext:value-type="float">
            <text:p>52,1</text:p>
          </table:table-cell>
          <table:table-cell table:style-name="ce5" office:value-type="float" office:value="485" calcext:value-type="float">
            <text:p>48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литки кондитерские</text:p>
          </table:table-cell>
          <table:table-cell table:style-name="ce5" office:value-type="float" office:value="26" calcext:value-type="float">
            <text:p>26,0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50.6" calcext:value-type="float">
            <text:p>50,6</text:p>
          </table:table-cell>
          <table:table-cell table:style-name="ce5" office:value-type="float" office:value="461" calcext:value-type="float">
            <text:p>46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литки кондитерские сладкие</text:p>
          </table:table-cell>
          <table:table-cell table:style-name="ce5" office:value-type="float" office:value="34.6" calcext:value-type="float">
            <text:p>34,6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48.1" calcext:value-type="float">
            <text:p>48,1</text:p>
          </table:table-cell>
          <table:table-cell table:style-name="ce5" office:value-type="float" office:value="537" calcext:value-type="float">
            <text:p>53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видло морковное</text:p>
          </table:table-cell>
          <table:table-cell table:style-name="ce5" office:value-type="float" office:value="34.2" calcext:value-type="float">
            <text:p>34,2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54.5" calcext:value-type="float">
            <text:p>54,5</text:p>
          </table:table-cell>
          <table:table-cell table:style-name="ce5" office:value-type="float" office:value="552" calcext:value-type="float">
            <text:p>5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дварка апельсиновая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65.8" calcext:value-type="float">
            <text:p>65,8</text:p>
          </table:table-cell>
          <table:table-cell table:style-name="ce5" office:value-type="float" office:value="282" calcext:value-type="float">
            <text:p>28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дварка кабачков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66.3" calcext:value-type="float">
            <text:p>66,3</text:p>
          </table:table-cell>
          <table:table-cell table:style-name="ce5" office:value-type="float" office:value="268" calcext:value-type="float">
            <text:p>26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дварка морков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67.2" calcext:value-type="float">
            <text:p>67,2</text:p>
          </table:table-cell>
          <table:table-cell table:style-name="ce5" office:value-type="float" office:value="272" calcext:value-type="float">
            <text:p>27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дварка свекольная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65.8" calcext:value-type="float">
            <text:p>65,8</text:p>
          </table:table-cell>
          <table:table-cell table:style-name="ce5" office:value-type="float" office:value="271" calcext:value-type="float">
            <text:p>27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ралине с ржаной муко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65.9" calcext:value-type="float">
            <text:p>65,9</text:p>
          </table:table-cell>
          <table:table-cell table:style-name="ce5" office:value-type="float" office:value="269" calcext:value-type="float">
            <text:p>26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ралине с соевой мукой (*раффинозы и стахиозы менее 0,3%)</text:p>
          </table:table-cell>
          <table:table-cell table:style-name="ce5" office:value-type="float" office:value="37.7" calcext:value-type="float">
            <text:p>37,7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52" calcext:value-type="float">
            <text:p>52,0</text:p>
          </table:table-cell>
          <table:table-cell table:style-name="ce5" office:value-type="float" office:value="567" calcext:value-type="float">
            <text:p>56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ожь молотая жареная</text:p>
          </table:table-cell>
          <table:table-cell table:style-name="ce5" office:value-type="float" office:value="32.2" calcext:value-type="float">
            <text:p>32,2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51.2" calcext:value-type="float">
            <text:p>51,2</text:p>
          </table:table-cell>
          <table:table-cell table:style-name="ce5" office:value-type="float" office:value="535" calcext:value-type="float">
            <text:p>5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ом-баба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68.7" calcext:value-type="float">
            <text:p>68,7</text:p>
          </table:table-cell>
          <table:table-cell table:style-name="ce5" office:value-type="float" office:value="322" calcext:value-type="float">
            <text:p>3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улет бисквитный (производства "Рошен")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60.6" calcext:value-type="float">
            <text:p>60,6</text:p>
          </table:table-cell>
          <table:table-cell table:style-name="ce5" office:value-type="float" office:value="291" calcext:value-type="float">
            <text:p>2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хар-песок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54.1" calcext:value-type="float">
            <text:p>54,1</text:p>
          </table:table-cell>
          <table:table-cell table:style-name="ce5" office:value-type="float" office:value="380" calcext:value-type="float">
            <text:p>38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хар-рафинад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9.9" calcext:value-type="float">
            <text:p>99,9</text:p>
          </table:table-cell>
          <table:table-cell table:style-name="ce5" office:value-type="float" office:value="387" calcext:value-type="float">
            <text:p>3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ироп из шиповника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9.9" calcext:value-type="float">
            <text:p>99,9</text:p>
          </table:table-cell>
          <table:table-cell table:style-name="ce5" office:value-type="float" office:value="400" calcext:value-type="float">
            <text:p>4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орт бисквитный с фруктовой начинко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70.5" calcext:value-type="float">
            <text:p>70,5</text:p>
          </table:table-cell>
          <table:table-cell table:style-name="ce5" office:value-type="float" office:value="285" calcext:value-type="float">
            <text:p>28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орт миндальный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61.3" calcext:value-type="float">
            <text:p>61,3</text:p>
          </table:table-cell>
          <table:table-cell table:style-name="ce5" office:value-type="float" office:value="285" calcext:value-type="float">
            <text:p>28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орт слоеный</text:p>
          </table:table-cell>
          <table:table-cell table:style-name="ce5" office:value-type="float" office:value="28.7" calcext:value-type="float">
            <text:p>28,7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44.6" calcext:value-type="float">
            <text:p>44,6</text:p>
          </table:table-cell>
          <table:table-cell table:style-name="ce5" office:value-type="float" office:value="468" calcext:value-type="float">
            <text:p>46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Фосфатидный концентрат соевый</text:p>
          </table:table-cell>
          <table:table-cell table:style-name="ce5" office:value-type="float" office:value="37.7" calcext:value-type="float">
            <text:p>37,7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42.2" calcext:value-type="float">
            <text:p>42,2</text:p>
          </table:table-cell>
          <table:table-cell table:style-name="ce5" office:value-type="float" office:value="542" calcext:value-type="float">
            <text:p>5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алва тахинно-арахисовая</text:p>
          </table:table-cell>
          <table:table-cell table:style-name="ce5" office:value-type="float" office:value="93.7" calcext:value-type="float">
            <text:p>93,7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843" calcext:value-type="float">
            <text:p>8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алва тахинно-шоколадная</text:p>
          </table:table-cell>
          <table:table-cell table:style-name="ce5" office:value-type="float" office:value="29.2" calcext:value-type="float">
            <text:p>29,2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47" calcext:value-type="float">
            <text:p>47,0</text:p>
          </table:table-cell>
          <table:table-cell table:style-name="ce5" office:value-type="float" office:value="502" calcext:value-type="float">
            <text:p>50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Цукаты морковные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12.8" calcext:value-type="float">
            <text:p>12,8</text:p>
          </table:table-cell>
          <table:table-cell table:style-name="ce5" office:value-type="float" office:value="48.4" calcext:value-type="float">
            <text:p>48,4</text:p>
          </table:table-cell>
          <table:table-cell table:style-name="ce5" office:value-type="float" office:value="498" calcext:value-type="float">
            <text:p>49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урчхел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70.5" calcext:value-type="float">
            <text:p>70,5</text:p>
          </table:table-cell>
          <table:table-cell table:style-name="ce5" office:value-type="float" office:value="300" calcext:value-type="float">
            <text:p>3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икозин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410" calcext:value-type="float">
            <text:p>41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околад молочно-ореховый</text:p>
          </table:table-cell>
          <table:table-cell table:style-name="ce5" office:value-type="float" office:value="99.6" calcext:value-type="float">
            <text:p>99,6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97" calcext:value-type="float">
            <text:p>89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околад молочно-ореховый с изюмом</text:p>
          </table:table-cell>
          <table:table-cell table:style-name="ce5" office:value-type="float" office:value="33.9" calcext:value-type="float">
            <text:p>33,9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51.3" calcext:value-type="float">
            <text:p>51,3</text:p>
          </table:table-cell>
          <table:table-cell table:style-name="ce5" office:value-type="float" office:value="542" calcext:value-type="float">
            <text:p>5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околад горький</text:p>
          </table:table-cell>
          <table:table-cell table:style-name="ce5" office:value-type="float" office:value="30.3" calcext:value-type="float">
            <text:p>30,3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48.2" calcext:value-type="float">
            <text:p>48,2</text:p>
          </table:table-cell>
          <table:table-cell table:style-name="ce5" office:value-type="float" office:value="500" calcext:value-type="float">
            <text:p>5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околад молочный</text:p>
          </table:table-cell>
          <table:table-cell table:style-name="ce5" office:value-type="float" office:value="35.4" calcext:value-type="float">
            <text:p>35,4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48.2" calcext:value-type="float">
            <text:p>48,2</text:p>
          </table:table-cell>
          <table:table-cell table:style-name="ce5" office:value-type="float" office:value="539" calcext:value-type="float">
            <text:p>5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околад ореховый</text:p>
          </table:table-cell>
          <table:table-cell table:style-name="ce5" office:value-type="float" office:value="34.7" calcext:value-type="float">
            <text:p>34,7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50.4" calcext:value-type="float">
            <text:p>50,4</text:p>
          </table:table-cell>
          <table:table-cell table:style-name="ce5" office:value-type="float" office:value="554" calcext:value-type="float">
            <text:p>5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околад полугорький</text:p>
          </table:table-cell>
          <table:table-cell table:style-name="ce5" office:value-type="float" office:value="33.8" calcext:value-type="float">
            <text:p>33,8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49.7" calcext:value-type="float">
            <text:p>49,7</text:p>
          </table:table-cell>
          <table:table-cell table:style-name="ce5" office:value-type="float" office:value="534" calcext:value-type="float">
            <text:p>5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околад сладкий</text:p>
          </table:table-cell>
          <table:table-cell table:style-name="ce5" office:value-type="float" office:value="35.4" calcext:value-type="float">
            <text:p>35,4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52.5" calcext:value-type="float">
            <text:p>52,5</text:p>
          </table:table-cell>
          <table:table-cell table:style-name="ce5" office:value-type="float" office:value="549" calcext:value-type="float">
            <text:p>54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околад сливочный</text:p>
          </table:table-cell>
          <table:table-cell table:style-name="ce5" office:value-type="float" office:value="34" calcext:value-type="float">
            <text:p>34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57.6" calcext:value-type="float">
            <text:p>57,6</text:p>
          </table:table-cell>
          <table:table-cell table:style-name="ce5" office:value-type="float" office:value="550" calcext:value-type="float">
            <text:p>5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околадная паста</text:p>
          </table:table-cell>
          <table:table-cell table:style-name="ce5" office:value-type="float" office:value="35.5" calcext:value-type="float">
            <text:p>35,5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53.7" calcext:value-type="float">
            <text:p>53,7</text:p>
          </table:table-cell>
          <table:table-cell table:style-name="ce5" office:value-type="float" office:value="560" calcext:value-type="float">
            <text:p>56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Cливки пастеризованные 20,0% жирности</text:p>
          </table:table-cell>
          <table:table-cell table:style-name="ce5" office:value-type="float" office:value="30.6" calcext:value-type="float">
            <text:p>30,6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56.6" calcext:value-type="float">
            <text:p>56,6</text:p>
          </table:table-cell>
          <table:table-cell table:style-name="ce5" office:value-type="float" office:value="536" calcext:value-type="float">
            <text:p>5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ри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77" calcext:value-type="float">
            <text:p>7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аренец 2,5% жирности</text:p>
          </table:table-cell>
          <table:table-cell table:style-name="ce5" office:value-type="float" office:value="66" calcext:value-type="float">
            <text:p>66,0</text:p>
          </table:table-cell>
          <table:table-cell table:style-name="ce5" office:value-type="float" office:value="50" calcext:value-type="float">
            <text:p>5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02" calcext:value-type="float">
            <text:p>80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ауда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Дор Блю</text:p>
          </table:table-cell>
          <table:table-cell table:style-name="ce5" office:value-type="float" office:value="27" calcext:value-type="float">
            <text:p>27,0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356" calcext:value-type="float">
            <text:p>35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Йогурт плодово-ягодный, 1,5% жирности</text:p>
          </table:table-cell>
          <table:table-cell table:style-name="ce5" office:value-type="float" office:value="29" calcext:value-type="float">
            <text:p>29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353" calcext:value-type="float">
            <text:p>3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Йогурт сладкий 3,2% жирности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90" calcext:value-type="float">
            <text:p>9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као со сгущенным молоком и сахаром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92" calcext:value-type="float">
            <text:p>9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мамбер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51.6" calcext:value-type="float">
            <text:p>51,6</text:p>
          </table:table-cell>
          <table:table-cell table:style-name="ce5" office:value-type="float" office:value="321" calcext:value-type="float">
            <text:p>32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ефир 1,0% жирности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00" calcext:value-type="float">
            <text:p>3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ефир нежирный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ефир 2,5% жирности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31" calcext:value-type="float">
            <text:p>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ефир 3,2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фе натуральный со сгущенным молоком 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59" calcext:value-type="float">
            <text:p>5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пастеризованное 3,5% жирности</text:p>
          </table:table-cell>
          <table:table-cell table:style-name="ce5" office:value-type="float" office:value="23" calcext:value-type="float">
            <text:p>23,0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27.1" calcext:value-type="float">
            <text:p>27,1</text:p>
          </table:table-cell>
          <table:table-cell table:style-name="ce5" office:value-type="float" office:value="345" calcext:value-type="float">
            <text:p>3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пастеризованное, 1,5% жирности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62" calcext:value-type="float">
            <text:p>6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пастеризованное, 2,5% жирности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гущенное нежирное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терилизованное 3,2% жирности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71" calcext:value-type="float">
            <text:p>7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терилизованное 3,5% жирности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60" calcext:value-type="float">
            <text:p>6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терилизованное, 1,5% жирности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63" calcext:value-type="float">
            <text:p>6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терилизованное, 2,5% жирности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терилизованное, «Можайское» 3,0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топленое нежирное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топленое 4,0% жирности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32" calcext:value-type="float">
            <text:p>3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«Дружба» сгущенное с сахаром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67" calcext:value-type="float">
            <text:p>6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«Славянское» сгущенное с сахаром нежирное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54.6" calcext:value-type="float">
            <text:p>54,6</text:p>
          </table:table-cell>
          <table:table-cell table:style-name="ce5" office:value-type="float" office:value="271" calcext:value-type="float">
            <text:p>27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белковое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57.1" calcext:value-type="float">
            <text:p>57,1</text:p>
          </table:table-cell>
          <table:table-cell table:style-name="ce5" office:value-type="float" office:value="261" calcext:value-type="float">
            <text:p>26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пастеризованное 3,2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пастеризованное нежирное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60" calcext:value-type="float">
            <text:p>6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гущенное с сахаром нежирное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32" calcext:value-type="float">
            <text:p>3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гущенное с сахаром 8,5% жирности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56.8" calcext:value-type="float">
            <text:p>56,8</text:p>
          </table:table-cell>
          <table:table-cell table:style-name="ce5" office:value-type="float" office:value="259" calcext:value-type="float">
            <text:p>25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гущенное с сахаром, 5,0% жирности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55.5" calcext:value-type="float">
            <text:p>55,5</text:p>
          </table:table-cell>
          <table:table-cell table:style-name="ce5" office:value-type="float" office:value="328" calcext:value-type="float">
            <text:p>3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гущенное стерилизованное 7,8% жирности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55.2" calcext:value-type="float">
            <text:p>55,2</text:p>
          </table:table-cell>
          <table:table-cell table:style-name="ce5" office:value-type="float" office:value="295" calcext:value-type="float">
            <text:p>29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ухое ""Смоленское"" 15,0% жирности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138" calcext:value-type="float">
            <text:p>1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ухое нежирное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8.5" calcext:value-type="float">
            <text:p>28,5</text:p>
          </table:table-cell>
          <table:table-cell table:style-name="ce5" office:value-type="float" office:value="44.7" calcext:value-type="float">
            <text:p>44,7</text:p>
          </table:table-cell>
          <table:table-cell table:style-name="ce5" office:value-type="float" office:value="432" calcext:value-type="float">
            <text:p>43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сухое цельное 25,0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3.2" calcext:value-type="float">
            <text:p>33,2</text:p>
          </table:table-cell>
          <table:table-cell table:style-name="ce5" office:value-type="float" office:value="52.6" calcext:value-type="float">
            <text:p>52,6</text:p>
          </table:table-cell>
          <table:table-cell table:style-name="ce5" office:value-type="float" office:value="362" calcext:value-type="float">
            <text:p>36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ко топленое 1,0% жирности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24.2" calcext:value-type="float">
            <text:p>24,2</text:p>
          </table:table-cell>
          <table:table-cell table:style-name="ce5" office:value-type="float" office:value="39.3" calcext:value-type="float">
            <text:p>39,3</text:p>
          </table:table-cell>
          <table:table-cell table:style-name="ce5" office:value-type="float" office:value="483" calcext:value-type="float">
            <text:p>48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лочное мороженое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молочное в шоколадной глазури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1.3" calcext:value-type="float">
            <text:p>21,3</text:p>
          </table:table-cell>
          <table:table-cell table:style-name="ce5" office:value-type="float" office:value="132" calcext:value-type="float">
            <text:p>13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молочное крем-брюле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0.6" calcext:value-type="float">
            <text:p>20,6</text:p>
          </table:table-cell>
          <table:table-cell table:style-name="ce5" office:value-type="float" office:value="231" calcext:value-type="float">
            <text:p>2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молочное с плодами и ягодами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2.9" calcext:value-type="float">
            <text:p>22,9</text:p>
          </table:table-cell>
          <table:table-cell table:style-name="ce5" office:value-type="float" office:value="138" calcext:value-type="float">
            <text:p>1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молочное шоколадное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124" calcext:value-type="float">
            <text:p>12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пломбир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133" calcext:value-type="float">
            <text:p>1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пломбир в шоколадной глазури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232" calcext:value-type="float">
            <text:p>23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пломбир крем-брюле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0.1" calcext:value-type="float">
            <text:p>20,1</text:p>
          </table:table-cell>
          <table:table-cell table:style-name="ce5" office:value-type="float" office:value="310" calcext:value-type="float">
            <text:p>31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пломбир с плодами и ягодами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2.4" calcext:value-type="float">
            <text:p>22,4</text:p>
          </table:table-cell>
          <table:table-cell table:style-name="ce5" office:value-type="float" office:value="240" calcext:value-type="float">
            <text:p>2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пломбир шоколадный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1.1" calcext:value-type="float">
            <text:p>21,1</text:p>
          </table:table-cell>
          <table:table-cell table:style-name="ce5" office:value-type="float" office:value="206" calcext:value-type="float">
            <text:p>20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сливочное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231" calcext:value-type="float">
            <text:p>2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сливочное в шоколадной глазур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183" calcext:value-type="float">
            <text:p>18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сливочное крем-брюле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271" calcext:value-type="float">
            <text:p>27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сливочное с плодами и ягодам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1.4" calcext:value-type="float">
            <text:p>21,4</text:p>
          </table:table-cell>
          <table:table-cell table:style-name="ce5" office:value-type="float" office:value="191" calcext:value-type="float">
            <text:p>1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женое сливочное шоколадное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0.1" calcext:value-type="float">
            <text:p>20,1</text:p>
          </table:table-cell>
          <table:table-cell table:style-name="ce5" office:value-type="float" office:value="166" calcext:value-type="float">
            <text:p>16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царелла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185" calcext:value-type="float">
            <text:p>18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«Снежок» 2,5% жирности</text:p>
          </table:table-cell>
          <table:table-cell table:number-columns-repeated="2" table:style-name="ce5" office:value-type="float" office:value="22" calcext:value-type="float">
            <text:p>22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300" calcext:value-type="float">
            <text:p>3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«Снежок», плодово-ягодный 1,0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79" calcext:value-type="float">
            <text:p>7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«Юбилейный», 1,0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69" calcext:value-type="float">
            <text:p>6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«Юбилейный», 2,5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«Юбилейный», плодово-ягодный, 2,5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плодово-ягодный, 1,0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84" calcext:value-type="float">
            <text:p>8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кисломолочный, «Бифидин» 2,5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71" calcext:value-type="float">
            <text:p>7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рмезан тертый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61" calcext:value-type="float">
            <text:p>6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ста ацидофильная, сладкая 8,0% жирности</text:p>
          </table:table-cell>
          <table:table-cell table:style-name="ce5" office:value-type="float" office:value="29" calcext:value-type="float">
            <text:p>29,0</text:p>
          </table:table-cell>
          <table:table-cell table:style-name="ce5" office:value-type="float" office:value="38" calcext:value-type="float">
            <text:p>38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431" calcext:value-type="float">
            <text:p>4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ста ацидофильная, сладкая, нежирная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25.5" calcext:value-type="float">
            <text:p>25,5</text:p>
          </table:table-cell>
          <table:table-cell table:style-name="ce5" office:value-type="float" office:value="203" calcext:value-type="float">
            <text:p>20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ста молочная белковая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81" calcext:value-type="float">
            <text:p>8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ста ацидофильная 4,0% жирности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57" calcext:value-type="float">
            <text:p>5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хта «Идеал» пастеризованная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143" calcext:value-type="float">
            <text:p>1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хта «Идеал», сквашенная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41" calcext:value-type="float">
            <text:p>4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родукт кисломолочный «Тонус» 2,5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ростокваша цитрусовая, 1,0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ростокваша 1,0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63" calcext:value-type="float">
            <text:p>6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ростокваша 2,5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ростокваша 3,2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ростокваша «Мечниковская» 4,0% жирности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59" calcext:value-type="float">
            <text:p>5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ростокваша «Цитрусовая» 2,5% жирности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66" calcext:value-type="float">
            <text:p>6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ростокваша нежирная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76" calcext:value-type="float">
            <text:p>7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удинг из творога (творог п/жирный)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30" calcext:value-type="float">
            <text:p>3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икотта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20.1" calcext:value-type="float">
            <text:p>20,1</text:p>
          </table:table-cell>
          <table:table-cell table:style-name="ce5" office:value-type="float" office:value="224" calcext:value-type="float">
            <text:p>22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яженка 1,0% жирности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74" calcext:value-type="float">
            <text:p>17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яженка 2,5% жирност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яженка 4,0% жирности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яженка 6,0% жирности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67" calcext:value-type="float">
            <text:p>6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ливки пастеризованные 10,0% жирности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85" calcext:value-type="float">
            <text:p>8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ливки пастеризованные 8,0% жирност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ливки стерилизованные 10,0% жирности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02" calcext:value-type="float">
            <text:p>10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ливки пастеризованные 35,0% жирност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ливки сгущеные с сахаром 19,0% жирности</text:p>
          </table:table-cell>
          <table:table-cell table:style-name="ce5" office:value-type="float" office:value="35" calcext:value-type="float">
            <text:p>35,0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337" calcext:value-type="float">
            <text:p>33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ливки стерилизованные 25,0% жирности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47" calcext:value-type="float">
            <text:p>47,0</text:p>
          </table:table-cell>
          <table:table-cell table:style-name="ce5" office:value-type="float" office:value="392" calcext:value-type="float">
            <text:p>39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ливки сухие 42,0% жирности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251" calcext:value-type="float">
            <text:p>25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метана 10,0% жирности</text:p>
          </table:table-cell>
          <table:table-cell table:style-name="ce5" office:value-type="float" office:value="42" calcext:value-type="float">
            <text:p>42,0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30.2" calcext:value-type="float">
            <text:p>30,2</text:p>
          </table:table-cell>
          <table:table-cell table:style-name="ce5" office:value-type="float" office:value="577" calcext:value-type="float">
            <text:p>57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метана 15,0% жирност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метана 20,0% жирности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62" calcext:value-type="float">
            <text:p>16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метана 25,0% жирности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206" calcext:value-type="float">
            <text:p>20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метана 30,0% жирности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метана «Домашняя» 10,0% жирности</text:p>
          </table:table-cell>
          <table:table-cell table:style-name="ce5" office:value-type="float" office:value="30" calcext:value-type="float">
            <text:p>30,0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293" calcext:value-type="float">
            <text:p>29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 молочный с макаронами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130" calcext:value-type="float">
            <text:p>13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 молочный с рисом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 молочный с тыквой и манной крупой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 молочный с белокочанной капустой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0" calcext:value-type="float">
            <text:p>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домашний 4,0% жирности</text:p>
          </table:table-cell>
          <table:table-cell table:number-columns-repeated="2" table:style-name="ce5" office:value-type="float" office:value="2" calcext:value-type="float">
            <text:p>2,0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домашний нежирны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13" calcext:value-type="float">
            <text:p>1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плавленый «Золушка»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плавленый «Костромской»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23.8" calcext:value-type="float">
            <text:p>23,8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плавленый «Медовый»</text:p>
          </table:table-cell>
          <table:table-cell table:style-name="ce5" office:value-type="float" office:value="19.2" calcext:value-type="float">
            <text:p>19,2</text:p>
          </table:table-cell>
          <table:table-cell table:style-name="ce5" office:value-type="float" office:value="21.4" calcext:value-type="float">
            <text:p>21,4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269" calcext:value-type="float">
            <text:p>26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плавленый «Мятный»</text:p>
          </table:table-cell>
          <table:table-cell table:style-name="ce5" office:value-type="float" office:value="16.5" calcext:value-type="float">
            <text:p>16,5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29.4" calcext:value-type="float">
            <text:p>29,4</text:p>
          </table:table-cell>
          <table:table-cell table:style-name="ce5" office:value-type="float" office:value="291" calcext:value-type="float">
            <text:p>2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плавленый «Российский»</text:p>
          </table:table-cell>
          <table:table-cell table:style-name="ce5" office:value-type="float" office:value="19.1" calcext:value-type="float">
            <text:p>19,1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32.7" calcext:value-type="float">
            <text:p>32,7</text:p>
          </table:table-cell>
          <table:table-cell table:style-name="ce5" office:value-type="float" office:value="335" calcext:value-type="float">
            <text:p>3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плавленый «Сказка»</text:p>
          </table:table-cell>
          <table:table-cell table:style-name="ce5" office:value-type="float" office:value="23" calcext:value-type="float">
            <text:p>23,0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300" calcext:value-type="float">
            <text:p>3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плавленый «Сластена»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316" calcext:value-type="float">
            <text:p>3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плавленый копченый «Колбасный»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28.4" calcext:value-type="float">
            <text:p>28,4</text:p>
          </table:table-cell>
          <table:table-cell table:style-name="ce5" office:value-type="float" office:value="269" calcext:value-type="float">
            <text:p>26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мягкий «Адыгейский»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75" calcext:value-type="float">
            <text:p>2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мягкий «Рокфор»</text:p>
          </table:table-cell>
          <table:table-cell table:number-columns-repeated="2" table:style-name="ce5" office:value-type="float" office:value="19.8" calcext:value-type="float">
            <text:p>19,8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64" calcext:value-type="float">
            <text:p>26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мягкий «Русский камамбер»</text:p>
          </table:table-cell>
          <table:table-cell table:style-name="ce5" office:value-type="float" office:value="27.5" calcext:value-type="float">
            <text:p>27,5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35" calcext:value-type="float">
            <text:p>3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полутвердый «Литовский»</text:p>
          </table:table-cell>
          <table:table-cell table:style-name="ce5" office:value-type="float" office:value="28.8" calcext:value-type="float">
            <text:p>28,8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24" calcext:value-type="float">
            <text:p>32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полутвердый «Прибалтийский»</text:p>
          </table:table-cell>
          <table:table-cell table:style-name="ce5" office:value-type="float" office:value="14.7" calcext:value-type="float">
            <text:p>14,7</text:p>
          </table:table-cell>
          <table:table-cell table:style-name="ce5" office:value-type="float" office:value="27.9" calcext:value-type="float">
            <text:p>27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рассольный «Брынза» из коровьего молока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29.8" calcext:value-type="float">
            <text:p>29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7" calcext:value-type="float">
            <text:p>20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рассольный «Брынза» из овечьего молока</text:p>
          </table:table-cell>
          <table:table-cell table:style-name="ce5" office:value-type="float" office:value="19.2" calcext:value-type="float">
            <text:p>19,2</text:p>
          </table:table-cell>
          <table:table-cell table:style-name="ce5" office:value-type="float" office:value="22.1" calcext:value-type="float">
            <text:p>22,1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62" calcext:value-type="float">
            <text:p>26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рассольный «Сулугуни»</text:p>
          </table:table-cell>
          <table:table-cell table:style-name="ce5" office:value-type="float" office:value="18.8" calcext:value-type="float">
            <text:p>18,8</text:p>
          </table:table-cell>
          <table:table-cell table:style-name="ce5" office:value-type="float" office:value="21.1" calcext:value-type="float">
            <text:p>21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60" calcext:value-type="float">
            <text:p>26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Голландский» (круглый)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86" calcext:value-type="float">
            <text:p>28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Бийский»</text:p>
          </table:table-cell>
          <table:table-cell table:style-name="ce5" office:value-type="float" office:value="30.4" calcext:value-type="float">
            <text:p>30,4</text:p>
          </table:table-cell>
          <table:table-cell table:style-name="ce5" office:value-type="float" office:value="23.7" calcext:value-type="float">
            <text:p>23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75" calcext:value-type="float">
            <text:p>3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Голландский» (брусковый)</text:p>
          </table:table-cell>
          <table:table-cell table:style-name="ce5" office:value-type="float" office:value="29.9" calcext:value-type="float">
            <text:p>29,9</text:p>
          </table:table-cell>
          <table:table-cell table:style-name="ce5" office:value-type="float" office:value="24.2" calcext:value-type="float">
            <text:p>24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71" calcext:value-type="float">
            <text:p>37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Костромской»</text:p>
          </table:table-cell>
          <table:table-cell table:style-name="ce5" office:value-type="float" office:value="26.6" calcext:value-type="float">
            <text:p>26,6</text:p>
          </table:table-cell>
          <table:table-cell table:style-name="ce5" office:value-type="float" office:value="26.3" calcext:value-type="float">
            <text:p>26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50" calcext:value-type="float">
            <text:p>3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Латвийский»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25.6" calcext:value-type="float">
            <text:p>25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43" calcext:value-type="float">
            <text:p>3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Пошехонский»</text:p>
          </table:table-cell>
          <table:table-cell table:style-name="ce5" office:value-type="float" office:value="24.1" calcext:value-type="float">
            <text:p>24,1</text:p>
          </table:table-cell>
          <table:table-cell table:style-name="ce5" office:value-type="float" office:value="23.3" calcext:value-type="float">
            <text:p>23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6" calcext:value-type="float">
            <text:p>3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Российский»</text:p>
          </table:table-cell>
          <table:table-cell table:style-name="ce5" office:value-type="float" office:value="26.1" calcext:value-type="float">
            <text:p>26,1</text:p>
          </table:table-cell>
          <table:table-cell table:style-name="ce5" office:value-type="float" office:value="26" calcext:value-type="float">
            <text:p>26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44" calcext:value-type="float">
            <text:p>3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Советский»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23.2" calcext:value-type="float">
            <text:p>23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64" calcext:value-type="float">
            <text:p>36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Сусанинский»</text:p>
          </table:table-cell>
          <table:table-cell table:style-name="ce5" office:value-type="float" office:value="31.1" calcext:value-type="float">
            <text:p>31,1</text:p>
          </table:table-cell>
          <table:table-cell table:style-name="ce5" office:value-type="float" office:value="24.4" calcext:value-type="float">
            <text:p>24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85" calcext:value-type="float">
            <text:p>38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Угличский»</text:p>
          </table:table-cell>
          <table:table-cell table:style-name="ce5" office:value-type="float" office:value="23.9" calcext:value-type="float">
            <text:p>23,9</text:p>
          </table:table-cell>
          <table:table-cell table:style-name="ce5" office:value-type="float" office:value="23.8" calcext:value-type="float">
            <text:p>23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5" calcext:value-type="float">
            <text:p>31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Чеддер»</text:p>
          </table:table-cell>
          <table:table-cell table:style-name="ce5" office:value-type="float" office:value="26.3" calcext:value-type="float">
            <text:p>26,3</text:p>
          </table:table-cell>
          <table:table-cell table:style-name="ce5" office:value-type="float" office:value="25.8" calcext:value-type="float">
            <text:p>25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47" calcext:value-type="float">
            <text:p>34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Швейцарский»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23.5" calcext:value-type="float">
            <text:p>23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80" calcext:value-type="float">
            <text:p>38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 сычужный твердый «Ярославский»</text:p>
          </table:table-cell>
          <table:table-cell table:style-name="ce5" office:value-type="float" office:value="31.6" calcext:value-type="float">
            <text:p>31,6</text:p>
          </table:table-cell>
          <table:table-cell table:style-name="ce5" office:value-type="float" office:value="24.6" calcext:value-type="float">
            <text:p>24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91" calcext:value-type="float">
            <text:p>3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ки глазированные с ванилином 10,9% жирности</text:p>
          </table:table-cell>
          <table:table-cell table:style-name="ce5" office:value-type="float" office:value="26.6" calcext:value-type="float">
            <text:p>26,6</text:p>
          </table:table-cell>
          <table:table-cell table:style-name="ce5" office:value-type="float" office:value="26.2" calcext:value-type="float">
            <text:p>26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50" calcext:value-type="float">
            <text:p>3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ки глазированные с ванилином 27,7% жирности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33.1" calcext:value-type="float">
            <text:p>33,1</text:p>
          </table:table-cell>
          <table:table-cell table:style-name="ce5" office:value-type="float" office:value="270" calcext:value-type="float">
            <text:p>27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ки и масса творожная «Цитрон» сладкие, 8,0% жирности</text:p>
          </table:table-cell>
          <table:table-cell table:style-name="ce5" office:value-type="float" office:value="27.7" calcext:value-type="float">
            <text:p>27,7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32.6" calcext:value-type="float">
            <text:p>32,6</text:p>
          </table:table-cell>
          <table:table-cell table:style-name="ce5" office:value-type="float" office:value="413" calcext:value-type="float">
            <text:p>4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ки и масса творожная сладкая с ванилином 16,5% жирности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81" calcext:value-type="float">
            <text:p>18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ки творожные детские 23,0% жирности</text:p>
          </table:table-cell>
          <table:table-cell table:style-name="ce5" office:value-type="float" office:value="16.5" calcext:value-type="float">
            <text:p>16,5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283" calcext:value-type="float">
            <text:p>28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ники из творога (творог нежирный)</text:p>
          </table:table-cell>
          <table:table-cell table:style-name="ce5" office:value-type="float" office:value="23" calcext:value-type="float">
            <text:p>23,0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319" calcext:value-type="float">
            <text:p>3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ники из творога и картофеля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183" calcext:value-type="float">
            <text:p>18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ырники с морковью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180" calcext:value-type="float">
            <text:p>18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ворог «Столовый» 2,0% жирности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18.8" calcext:value-type="float">
            <text:p>18,8</text:p>
          </table:table-cell>
          <table:table-cell table:style-name="ce5" office:value-type="float" office:value="232" calcext:value-type="float">
            <text:p>23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ворог мягкий диетический 4,0% жирности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14" calcext:value-type="float">
            <text:p>11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ворог мягкий диетический, нежирны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36" calcext:value-type="float">
            <text:p>1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ворог мягкий диетический, нежирный плодово-ягодный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10" calcext:value-type="float">
            <text:p>11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ворог нежирный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138" calcext:value-type="float">
            <text:p>1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ворог полужирный 9,0% жирности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10" calcext:value-type="float">
            <text:p>11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ворог «Крестьянский» 5,0% жирности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69" calcext:value-type="float">
            <text:p>16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ворог жирный 18,0% жирности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45" calcext:value-type="float">
            <text:p>1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ворог мягкий диетический 11,0% жирности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36" calcext:value-type="float">
            <text:p>2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ворог мягкий диетический, плодово-ягодный, 4,0% жирности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78" calcext:value-type="float">
            <text:p>17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ворожная масса с изюмом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7.3" calcext:value-type="float">
            <text:p>17,3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164" calcext:value-type="float">
            <text:p>16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ильзитер</text:p>
          </table:table-cell>
          <table:table-cell table:style-name="ce5" office:value-type="float" office:value="21.6" calcext:value-type="float">
            <text:p>21,6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29.9" calcext:value-type="float">
            <text:p>29,9</text:p>
          </table:table-cell>
          <table:table-cell table:style-name="ce5" office:value-type="float" office:value="343" calcext:value-type="float">
            <text:p>3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Фета</text:p>
          </table:table-cell>
          <table:table-cell table:style-name="ce5" office:value-type="float" office:value="26" calcext:value-type="float">
            <text:p>26,0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340" calcext:value-type="float">
            <text:p>3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еддер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64" calcext:value-type="float">
            <text:p>26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Эдам</text:p>
          </table:table-cell>
          <table:table-cell table:style-name="ce5" office:value-type="float" office:value="33" calcext:value-type="float">
            <text:p>33,0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03" calcext:value-type="float">
            <text:p>40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Армавирская» полукопченая колбаса</text:p>
          </table:table-cell>
          <table:table-cell table:style-name="ce5" office:value-type="float" office:value="28" calcext:value-type="float">
            <text:p>28,0</text:p>
          </table:table-cell>
          <table:table-cell table:style-name="ce5" office:value-type="float" office:value="25" calcext:value-type="float">
            <text:p>25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57" calcext:value-type="float">
            <text:p>35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Брауншвейгская» сырокопченая колбаса</text:p>
          </table:table-cell>
          <table:table-cell table:style-name="ce5" office:value-type="float" office:value="40.1" calcext:value-type="float">
            <text:p>40,1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23" calcext:value-type="float">
            <text:p>42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Говяжья» вареная колбаса</text:p>
          </table:table-cell>
          <table:table-cell table:style-name="ce5" office:value-type="float" office:value="42.2" calcext:value-type="float">
            <text:p>42,2</text:p>
          </table:table-cell>
          <table:table-cell table:style-name="ce5" office:value-type="float" office:value="27.7" calcext:value-type="float">
            <text:p>27,7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491" calcext:value-type="float">
            <text:p>4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Диетическая» вареная колбаса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65" calcext:value-type="float">
            <text:p>16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Докторская» вареная колбаса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70" calcext:value-type="float">
            <text:p>17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Дорожная» сырокопченая колбаса</text:p>
          </table:table-cell>
          <table:table-cell table:style-name="ce5" office:value-type="float" office:value="22.2" calcext:value-type="float">
            <text:p>22,2</text:p>
          </table:table-cell>
          <table:table-cell table:style-name="ce5" office:value-type="float" office:value="12.8" calcext:value-type="float">
            <text:p>12,8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57" calcext:value-type="float">
            <text:p>25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Зеленоградская» с мясом утки вареная колбаса</text:p>
          </table:table-cell>
          <table:table-cell table:style-name="ce5" office:value-type="float" office:value="47.7" calcext:value-type="float">
            <text:p>47,7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498" calcext:value-type="float">
            <text:p>49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Зернистая» сырокопченая колбаса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87" calcext:value-type="float">
            <text:p>1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Любительская» вареная колбаса</text:p>
          </table:table-cell>
          <table:table-cell table:style-name="ce5" office:value-type="float" office:value="62.8" calcext:value-type="float">
            <text:p>62,8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606" calcext:value-type="float">
            <text:p>60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Любительская» варено-копченая колбаса</text:p>
          </table:table-cell>
          <table:table-cell table:style-name="ce5" office:value-type="float" office:value="28" calcext:value-type="float">
            <text:p>28,0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301" calcext:value-type="float">
            <text:p>30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Молочная» вареная колбаса</text:p>
          </table:table-cell>
          <table:table-cell table:style-name="ce5" office:value-type="float" office:value="39" calcext:value-type="float">
            <text:p>39,0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420" calcext:value-type="float">
            <text:p>4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Молочные» сосиски</text:p>
          </table:table-cell>
          <table:table-cell table:style-name="ce5" office:value-type="float" office:value="22.8" calcext:value-type="float">
            <text:p>22,8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52" calcext:value-type="float">
            <text:p>2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Московская» варено-копченая колбаса</text:p>
          </table:table-cell>
          <table:table-cell table:style-name="ce5" office:value-type="float" office:value="23.9" calcext:value-type="float">
            <text:p>23,9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61" calcext:value-type="float">
            <text:p>26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Одесская» полукопченая колбаса</text:p>
          </table:table-cell>
          <table:table-cell table:style-name="ce5" office:value-type="float" office:value="36.6" calcext:value-type="float">
            <text:p>36,6</text:p>
          </table:table-cell>
          <table:table-cell table:style-name="ce5" office:value-type="float" office:value="19.1" calcext:value-type="float">
            <text:p>19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406" calcext:value-type="float">
            <text:p>40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Олимпийская» сырокопченая колбаса</text:p>
          </table:table-cell>
          <table:table-cell table:style-name="ce5" office:value-type="float" office:value="38.1" calcext:value-type="float">
            <text:p>38,1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02" calcext:value-type="float">
            <text:p>40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Отдельная» вареная колбаса</text:p>
          </table:table-cell>
          <table:table-cell table:style-name="ce5" office:value-type="float" office:value="39.1" calcext:value-type="float">
            <text:p>39,1</text:p>
          </table:table-cell>
          <table:table-cell table:style-name="ce5" office:value-type="float" office:value="21.1" calcext:value-type="float">
            <text:p>21,1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436" calcext:value-type="float">
            <text:p>4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Охотничьи» полукопченые колбаски</text:p>
          </table:table-cell>
          <table:table-cell table:number-columns-repeated="2" table:style-name="ce5" office:value-type="float" office:value="11" calcext:value-type="float">
            <text:p>11,0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40" calcext:value-type="float">
            <text:p>2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Подмосковная» с куриным мясом вареная колбаса</text:p>
          </table:table-cell>
          <table:table-cell table:style-name="ce5" office:value-type="float" office:value="40" calcext:value-type="float">
            <text:p>40,0</text:p>
          </table:table-cell>
          <table:table-cell table:style-name="ce5" office:value-type="float" office:value="25.3" calcext:value-type="float">
            <text:p>25,3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63" calcext:value-type="float">
            <text:p>46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Русская» вареная колбаса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180" calcext:value-type="float">
            <text:p>18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Русские» сосиски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302" calcext:value-type="float">
            <text:p>30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Свиная» вареная колбаса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Свиная» сырокопченая колбаса</text:p>
          </table:table-cell>
          <table:table-cell table:style-name="ce5" office:value-type="float" office:value="25.8" calcext:value-type="float">
            <text:p>25,8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77" calcext:value-type="float">
            <text:p>27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Сервелат» сырокопченая колбаса</text:p>
          </table:table-cell>
          <table:table-cell table:style-name="ce5" office:value-type="float" office:value="57" calcext:value-type="float">
            <text:p>57,0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566" calcext:value-type="float">
            <text:p>56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Столичные» сосиски</text:p>
          </table:table-cell>
          <table:table-cell table:style-name="ce5" office:value-type="float" office:value="40.5" calcext:value-type="float">
            <text:p>40,5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461" calcext:value-type="float">
            <text:p>46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Столовая» вареная колбаса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34" calcext:value-type="float">
            <text:p>2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Таллинская» полукопченая колбаса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34" calcext:value-type="float">
            <text:p>2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Телячья» вареная колбаса</text:p>
          </table:table-cell>
          <table:table-cell table:style-name="ce5" office:value-type="float" office:value="33.8" calcext:value-type="float">
            <text:p>33,8</text:p>
          </table:table-cell>
          <table:table-cell table:style-name="ce5" office:value-type="float" office:value="17.1" calcext:value-type="float">
            <text:p>17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373" calcext:value-type="float">
            <text:p>37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Чайная» вареная колбаса</text:p>
          </table:table-cell>
          <table:table-cell table:style-name="ce5" office:value-type="float" office:value="28.3" calcext:value-type="float">
            <text:p>28,3</text:p>
          </table:table-cell>
          <table:table-cell table:style-name="ce5" office:value-type="float" office:value="13.2" calcext:value-type="float">
            <text:p>13,2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308" calcext:value-type="float">
            <text:p>30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Азу из говядины</text:p>
          </table:table-cell>
          <table:table-cell table:style-name="ce5" office:value-type="float" office:value="18.4" calcext:value-type="float">
            <text:p>18,4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16" calcext:value-type="float">
            <text:p>2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Антрекот из говядины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103" calcext:value-type="float">
            <text:p>10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ранина жареная по 1-396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29.6" calcext:value-type="float">
            <text:p>29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ранина отварная по 1-392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22.4" calcext:value-type="float">
            <text:p>22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64" calcext:value-type="float">
            <text:p>26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ранина тушеная по 1-422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21.8" calcext:value-type="float">
            <text:p>21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44" calcext:value-type="float">
            <text:p>2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ранина 1 кат,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70" calcext:value-type="float">
            <text:p>17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ранина 2 кат,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9" calcext:value-type="float">
            <text:p>20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ранина сырая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19.8" calcext:value-type="float">
            <text:p>19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6" calcext:value-type="float">
            <text:p>16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едро курицы без кожи сырое</text:p>
          </table:table-cell>
          <table:table-cell table:style-name="ce5" office:value-type="float" office:value="24.4" calcext:value-type="float">
            <text:p>24,4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4" calcext:value-type="float">
            <text:p>31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едро курицы с кожей сырое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25.7" calcext:value-type="float">
            <text:p>25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7" calcext:value-type="float">
            <text:p>20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елое мясо индейки сырое</text:p>
          </table:table-cell>
          <table:table-cell table:style-name="ce5" office:value-type="float" office:value="15.4" calcext:value-type="float">
            <text:p>15,4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45" calcext:value-type="float">
            <text:p>2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ефстроганов из говядины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15" calcext:value-type="float">
            <text:p>11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иточки паровые из говядины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16.7" calcext:value-type="float">
            <text:p>16,7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193" calcext:value-type="float">
            <text:p>19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иточки паровые из мяса кур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14.5" calcext:value-type="float">
            <text:p>14,5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192" calcext:value-type="float">
            <text:p>19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иточки с рисом из говядины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176" calcext:value-type="float">
            <text:p>17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ифштекс из говядины с яйцом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ифштекс из говядины</text:p>
          </table:table-cell>
          <table:table-cell table:style-name="ce5" office:value-type="float" office:value="20.8" calcext:value-type="float">
            <text:p>20,8</text:p>
          </table:table-cell>
          <table:table-cell table:style-name="ce5" office:value-type="float" office:value="21.5" calcext:value-type="float">
            <text:p>21,5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75" calcext:value-type="float">
            <text:p>2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ифштекс из говядины рубленый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29.2" calcext:value-type="float">
            <text:p>29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16" calcext:value-type="float">
            <text:p>2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ройлеры (цыплята) 1 кат,</text:p>
          </table:table-cell>
          <table:table-cell table:style-name="ce5" office:value-type="float" office:value="25.6" calcext:value-type="float">
            <text:p>25,6</text:p>
          </table:table-cell>
          <table:table-cell table:style-name="ce5" office:value-type="float" office:value="18.4" calcext:value-type="float">
            <text:p>18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06" calcext:value-type="float">
            <text:p>30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ройлеры (цыплята) 2 кат,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office:value-type="float" office:value="18.7" calcext:value-type="float">
            <text:p>18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терброд с «любительской» вареной колбасой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0" calcext:value-type="float">
            <text:p>18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терброд с отварной говядиной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ареная колбаса «Для завтрака»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122" calcext:value-type="float">
            <text:p>1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ареники ленивые отварные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87" calcext:value-type="float">
            <text:p>1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вядина жареная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13.2" calcext:value-type="float">
            <text:p>13,2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173" calcext:value-type="float">
            <text:p>17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вядина отварная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28.4" calcext:value-type="float">
            <text:p>28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8" calcext:value-type="float">
            <text:p>16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вядина тушеная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25.8" calcext:value-type="float">
            <text:p>25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вядина 1 кат,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16" calcext:value-type="float">
            <text:p>1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вядина 2 кат,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18" calcext:value-type="float">
            <text:p>21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вяжий фарш сырой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8" calcext:value-type="float">
            <text:p>16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вяжий язык отварной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вяжье сердце тушеное в соусе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231" calcext:value-type="float">
            <text:p>2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вяжьи сардельки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113" calcext:value-type="float">
            <text:p>1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вяжьи сосиски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215" calcext:value-type="float">
            <text:p>21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лень куриная без кожи сырая</text:p>
          </table:table-cell>
          <table:table-cell table:style-name="ce5" office:value-type="float" office:value="20.1" calcext:value-type="float">
            <text:p>20,1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26" calcext:value-type="float">
            <text:p>22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лень куриная с кожей сырая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71" calcext:value-type="float">
            <text:p>17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лубцы говяжьи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26.8" calcext:value-type="float">
            <text:p>26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14" calcext:value-type="float">
            <text:p>21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удинка свиная сырая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111" calcext:value-type="float">
            <text:p>11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удинка свиная сырая</text:p>
          </table:table-cell>
          <table:table-cell table:style-name="ce5" office:value-type="float" office:value="45" calcext:value-type="float">
            <text:p>45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58" calcext:value-type="float">
            <text:p>45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удинка свинины копчено-запеченная</text:p>
          </table:table-cell>
          <table:table-cell table:style-name="ce5" office:value-type="float" office:value="45" calcext:value-type="float">
            <text:p>45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58" calcext:value-type="float">
            <text:p>45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удинка свинины сырокопченая</text:p>
          </table:table-cell>
          <table:table-cell table:style-name="ce5" office:value-type="float" office:value="52.7" calcext:value-type="float">
            <text:p>52,7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514" calcext:value-type="float">
            <text:p>51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удка курицы без кожи сырая</text:p>
          </table:table-cell>
          <table:table-cell table:style-name="ce5" office:value-type="float" office:value="63.3" calcext:value-type="float">
            <text:p>63,3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605" calcext:value-type="float">
            <text:p>60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удка курицы с кожей сырая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4" calcext:value-type="float">
            <text:p>16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уси 1 кат,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29.6" calcext:value-type="float">
            <text:p>29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5" calcext:value-type="float">
            <text:p>19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уси 2 кат,</text:p>
          </table:table-cell>
          <table:table-cell table:style-name="ce5" office:value-type="float" office:value="39" calcext:value-type="float">
            <text:p>39,0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12" calcext:value-type="float">
            <text:p>4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Диабетическая вареная колбаса</text:p>
          </table:table-cell>
          <table:table-cell table:style-name="ce5" office:value-type="float" office:value="27.7" calcext:value-type="float">
            <text:p>27,7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7" calcext:value-type="float">
            <text:p>31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Духовая говядина</text:p>
          </table:table-cell>
          <table:table-cell table:style-name="ce5" office:value-type="float" office:value="22.8" calcext:value-type="float">
            <text:p>22,8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Жаркое по-домашнему из говядины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10.7" calcext:value-type="float">
            <text:p>10,7</text:p>
          </table:table-cell>
          <table:table-cell table:style-name="ce5" office:value-type="float" office:value="104" calcext:value-type="float">
            <text:p>10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Желудок курицы сыро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108" calcext:value-type="float">
            <text:p>10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разы рубленые из говядины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4" calcext:value-type="float">
            <text:p>9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ндейка жареная</text:p>
          </table:table-cell>
          <table:table-cell table:style-name="ce5" office:value-type="float" office:value="15.7" calcext:value-type="float">
            <text:p>15,7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244" calcext:value-type="float">
            <text:p>2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ндейка отварная</text:p>
          </table:table-cell>
          <table:table-cell table:style-name="ce5" office:value-type="float" office:value="20.7" calcext:value-type="float">
            <text:p>20,7</text:p>
          </table:table-cell>
          <table:table-cell table:style-name="ce5" office:value-type="float" office:value="23.4" calcext:value-type="float">
            <text:p>23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80" calcext:value-type="float">
            <text:p>28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ндейка целиком сырая</text:p>
          </table:table-cell>
          <table:table-cell table:style-name="ce5" office:value-type="float" office:value="19.8" calcext:value-type="float">
            <text:p>19,8</text:p>
          </table:table-cell>
          <table:table-cell table:style-name="ce5" office:value-type="float" office:value="23.6" calcext:value-type="float">
            <text:p>23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73" calcext:value-type="float">
            <text:p>27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ндейки 1 кат,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28.9" calcext:value-type="float">
            <text:p>28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7" calcext:value-type="float">
            <text:p>1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ндейки 2 кат,</text:p>
          </table:table-cell>
          <table:table-cell table:style-name="ce5" office:value-type="float" office:value="22" calcext:value-type="float">
            <text:p>22,0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76" calcext:value-type="float">
            <text:p>27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жа курицы сырая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21.6" calcext:value-type="float">
            <text:p>21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4" calcext:value-type="float">
            <text:p>19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ина 1 кат,</text:p>
          </table:table-cell>
          <table:table-cell table:style-name="ce5" office:value-type="float" office:value="40.3" calcext:value-type="float">
            <text:p>40,3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50" calcext:value-type="float">
            <text:p>4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ина 2 кат,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7" calcext:value-type="float">
            <text:p>16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«Завтрак туриста» из баранины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20.9" calcext:value-type="float">
            <text:p>20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1" calcext:value-type="float">
            <text:p>12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«Завтрак туриста» из говядины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10" calcext:value-type="float">
            <text:p>21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«Завтрак туриста» из свинины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17" calcext:value-type="float">
            <text:p>21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«Паштет мясной» из говядины</text:p>
          </table:table-cell>
          <table:table-cell table:style-name="ce5" office:value-type="float" office:value="31" calcext:value-type="float">
            <text:p>31,0</text:p>
          </table:table-cell>
          <table:table-cell table:style-name="ce5" office:value-type="float" office:value="16.9" calcext:value-type="float">
            <text:p>16,9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347" calcext:value-type="float">
            <text:p>34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«Паштет печеночный»</text:p>
          </table:table-cell>
          <table:table-cell table:style-name="ce5" office:value-type="float" office:value="23.3" calcext:value-type="float">
            <text:p>23,3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75" calcext:value-type="float">
            <text:p>2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бараньего гуляша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301" calcext:value-type="float">
            <text:p>30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говядины в белом соусе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213" calcext:value-type="float">
            <text:p>2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говяжьего гуляша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говяжьего языка в желе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212" calcext:value-type="float">
            <text:p>2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жирной свинины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22.4" calcext:value-type="float">
            <text:p>22,4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212" calcext:value-type="float">
            <text:p>2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колбасного куриного фарша</text:p>
          </table:table-cell>
          <table:table-cell table:style-name="ce5" office:value-type="float" office:value="48.9" calcext:value-type="float">
            <text:p>48,9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86" calcext:value-type="float">
            <text:p>48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курицы в собственном соку</text:p>
          </table:table-cell>
          <table:table-cell table:style-name="ce5" office:value-type="float" office:value="15.6" calcext:value-type="float">
            <text:p>15,6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0" calcext:value-type="float">
            <text:p>2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особой ветчины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23.2" calcext:value-type="float">
            <text:p>23,2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83" calcext:value-type="float">
            <text:p>18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отварной говядины в собственном соку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7.6" calcext:value-type="float">
            <text:p>17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6" calcext:value-type="float">
            <text:p>12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свиного гуляша</text:p>
          </table:table-cell>
          <table:table-cell table:style-name="ce5" office:value-type="float" office:value="16.9" calcext:value-type="float">
            <text:p>16,9</text:p>
          </table:table-cell>
          <table:table-cell table:style-name="ce5" office:value-type="float" office:value="15.4" calcext:value-type="float">
            <text:p>15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14" calcext:value-type="float">
            <text:p>21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свиного сосисочного фарша</text:p>
          </table:table-cell>
          <table:table-cell table:style-name="ce5" office:value-type="float" office:value="29.4" calcext:value-type="float">
            <text:p>29,4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333" calcext:value-type="float">
            <text:p>3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тушеной баранины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244" calcext:value-type="float">
            <text:p>2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тушеной говядины</text:p>
          </table:table-cell>
          <table:table-cell table:style-name="ce5" office:value-type="float" office:value="13.4" calcext:value-type="float">
            <text:p>13,4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91" calcext:value-type="float">
            <text:p>1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тушеной свинины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сервы из утки в собственном соку</text:p>
          </table:table-cell>
          <table:table-cell table:style-name="ce5" office:value-type="float" office:value="32.2" calcext:value-type="float">
            <text:p>32,2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349" calcext:value-type="float">
            <text:p>34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рейка свинины копчено-запеченная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23" calcext:value-type="float">
            <text:p>22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рейка свинины сырокопченая</text:p>
          </table:table-cell>
          <table:table-cell table:style-name="ce5" office:value-type="float" office:value="48.2" calcext:value-type="float">
            <text:p>48,2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75" calcext:value-type="float">
            <text:p>4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а свиная сырая</text:p>
          </table:table-cell>
          <table:table-cell table:style-name="ce5" office:value-type="float" office:value="47.4" calcext:value-type="float">
            <text:p>47,4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69" calcext:value-type="float">
            <text:p>46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из индейки</text:p>
          </table:table-cell>
          <table:table-cell table:style-name="ce5" office:value-type="float" office:value="13.4" calcext:value-type="float">
            <text:p>13,4</text:p>
          </table:table-cell>
          <table:table-cell table:style-name="ce5" office:value-type="float" office:value="27.3" calcext:value-type="float">
            <text:p>27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38" calcext:value-type="float">
            <text:p>2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куриные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220" calcext:value-type="float">
            <text:p>2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отбивные из баранины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222" calcext:value-type="float">
            <text:p>2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отбивные из свинины</text:p>
          </table:table-cell>
          <table:table-cell table:style-name="ce5" office:value-type="float" office:value="30.6" calcext:value-type="float">
            <text:p>30,6</text:p>
          </table:table-cell>
          <table:table-cell table:style-name="ce5" office:value-type="float" office:value="20.6" calcext:value-type="float">
            <text:p>20,6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394" calcext:value-type="float">
            <text:p>39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рубленые из баранины</text:p>
          </table:table-cell>
          <table:table-cell table:style-name="ce5" office:value-type="float" office:value="40.3" calcext:value-type="float">
            <text:p>40,3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470" calcext:value-type="float">
            <text:p>47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рубленые из говядины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240" calcext:value-type="float">
            <text:p>2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рубленые из мяса цыплят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213" calcext:value-type="float">
            <text:p>2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рубленые из свинины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238" calcext:value-type="float">
            <text:p>2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асное мясо индейки сырое</text:p>
          </table:table-cell>
          <table:table-cell table:style-name="ce5" office:value-type="float" office:value="45.7" calcext:value-type="float">
            <text:p>45,7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66" calcext:value-type="float">
            <text:p>46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олик жарены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5" calcext:value-type="float">
            <text:p>12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олик отварной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31.5" calcext:value-type="float">
            <text:p>31,5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41" calcext:value-type="float">
            <text:p>24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олик сырой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25.5" calcext:value-type="float">
            <text:p>25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4" calcext:value-type="float">
            <text:p>19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ыло индейки с кожей сырое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30.2" calcext:value-type="float">
            <text:p>30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5" calcext:value-type="float">
            <text:p>20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ыло курицы без кожи сырое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7" calcext:value-type="float">
            <text:p>19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ыло курицы с кожей сырое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30.2" calcext:value-type="float">
            <text:p>30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1" calcext:value-type="float">
            <text:p>20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уриная грудка без кожи</text:p>
          </table:table-cell>
          <table:table-cell table:style-name="ce5" office:value-type="float" office:value="19.3" calcext:value-type="float">
            <text:p>19,3</text:p>
          </table:table-cell>
          <table:table-cell table:style-name="ce5" office:value-type="float" office:value="26.6" calcext:value-type="float">
            <text:p>26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8" calcext:value-type="float">
            <text:p>28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урица жареная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64" calcext:value-type="float">
            <text:p>16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урица отварная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28.6" calcext:value-type="float">
            <text:p>28,6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59" calcext:value-type="float">
            <text:p>25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урица тушеная с овощами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22.6" calcext:value-type="float">
            <text:p>22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44" calcext:value-type="float">
            <text:p>2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урица гриль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125" calcext:value-type="float">
            <text:p>12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уры 1 кат,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7.1" calcext:value-type="float">
            <text:p>27,1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237" calcext:value-type="float">
            <text:p>23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уры 2 кат,</text:p>
          </table:table-cell>
          <table:table-cell table:style-name="ce5" office:value-type="float" office:value="18.4" calcext:value-type="float">
            <text:p>18,4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38" calcext:value-type="float">
            <text:p>2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зги говяжьи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59" calcext:value-type="float">
            <text:p>15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зги свиные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27" calcext:value-type="float">
            <text:p>1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якоть говядины сырая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ясо кролика</text:p>
          </table:table-cell>
          <table:table-cell table:style-name="ce5" office:value-type="float" office:value="19.6" calcext:value-type="float">
            <text:p>19,6</text:p>
          </table:table-cell>
          <table:table-cell table:style-name="ce5" office:value-type="float" office:value="26.2" calcext:value-type="float">
            <text:p>26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9" calcext:value-type="float">
            <text:p>28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ожка индейки с кожей сырая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3" calcext:value-type="float">
            <text:p>18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корок бараний сырой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корок свинины тамбовский вареный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5" calcext:value-type="float">
            <text:p>19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корок свиной сырой</text:p>
          </table:table-cell>
          <table:table-cell table:style-name="ce5" office:value-type="float" office:value="25.6" calcext:value-type="float">
            <text:p>25,6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8" calcext:value-type="float">
            <text:p>28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крошка мясная из говядины на кефире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63" calcext:value-type="float">
            <text:p>26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крошка мясная из говядины со сметаной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ладьи из говяжьей печени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ленина 1 кат,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230" calcext:value-type="float">
            <text:p>23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тбивная свиная сырая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55" calcext:value-type="float">
            <text:p>15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штет из говяжьей печени</text:p>
          </table:table-cell>
          <table:table-cell table:style-name="ce5" office:value-type="float" office:value="14.6" calcext:value-type="float">
            <text:p>14,6</text:p>
          </table:table-cell>
          <table:table-cell table:style-name="ce5" office:value-type="float" office:value="27.9" calcext:value-type="float">
            <text:p>27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льмени жареные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18.1" calcext:value-type="float">
            <text:p>18,1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177" calcext:value-type="float">
            <text:p>17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льмени отварные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303" calcext:value-type="float">
            <text:p>30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чень говяжья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219" calcext:value-type="float">
            <text:p>2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чень говяжья жареная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17.9" calcext:value-type="float">
            <text:p>17,9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127" calcext:value-type="float">
            <text:p>1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чень говяжья тушеная в соусе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22.8" calcext:value-type="float">
            <text:p>22,8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208" calcext:value-type="float">
            <text:p>20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чень говяжья сырая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159" calcext:value-type="float">
            <text:p>15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чень курицы сырая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35" calcext:value-type="float">
            <text:p>1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чень свиная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16" calcext:value-type="float">
            <text:p>1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рожки печеные с мясным фаршем и луком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18.8" calcext:value-type="float">
            <text:p>18,8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джарка из баранины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35.5" calcext:value-type="float">
            <text:p>35,5</text:p>
          </table:table-cell>
          <table:table-cell table:style-name="ce5" office:value-type="float" office:value="245" calcext:value-type="float">
            <text:p>2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джарка из говядины</text:p>
          </table:table-cell>
          <table:table-cell table:style-name="ce5" office:value-type="float" office:value="35.1" calcext:value-type="float">
            <text:p>35,1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409" calcext:value-type="float">
            <text:p>40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джарка из свинины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37" calcext:value-type="float">
            <text:p>23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росенок жареный</text:p>
          </table:table-cell>
          <table:table-cell table:style-name="ce5" office:value-type="float" office:value="49.3" calcext:value-type="float">
            <text:p>49,3</text:p>
          </table:table-cell>
          <table:table-cell table:style-name="ce5" office:value-type="float" office:value="15.7" calcext:value-type="float">
            <text:p>15,7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524" calcext:value-type="float">
            <text:p>52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росята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6.4" calcext:value-type="float">
            <text:p>26,4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47" calcext:value-type="float">
            <text:p>14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чки говяжьи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0.6" calcext:value-type="float">
            <text:p>20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чки говяжьи жареные в соусе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чки говяжьи по-русски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22" calcext:value-type="float">
            <text:p>1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чки говяжьи тушеные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96" calcext:value-type="float">
            <text:p>9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чки свиные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гу из баранины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92" calcext:value-type="float">
            <text:p>9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гу из индейки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152" calcext:value-type="float">
            <text:p>1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гу из кролика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131" calcext:value-type="float">
            <text:p>1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гу из кур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123" calcext:value-type="float">
            <text:p>12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гу из утки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31" calcext:value-type="float">
            <text:p>1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гу из цыплят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186" calcext:value-type="float">
            <text:p>18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сстегаи с мясом и луком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125" calcext:value-type="float">
            <text:p>12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ебра свиные сырые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36.4" calcext:value-type="float">
            <text:p>36,4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омштекс из говядины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2" calcext:value-type="float">
            <text:p>28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лат с курицей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237" calcext:value-type="float">
            <text:p>23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лат мясной говяжий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137" calcext:value-type="float">
            <text:p>13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ло свиное сырое</text:p>
          </table:table-cell>
          <table:table-cell table:style-name="ce5" office:value-type="float" office:value="18.8" calcext:value-type="float">
            <text:p>18,8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219" calcext:value-type="float">
            <text:p>2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рдельки говяжьи отварные</text:p>
          </table:table-cell>
          <table:table-cell table:style-name="ce5" office:value-type="float" office:value="89" calcext:value-type="float">
            <text:p>89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12" calcext:value-type="float">
            <text:p>8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рдельки 1 сорта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15" calcext:value-type="float">
            <text:p>21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инина жареная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02" calcext:value-type="float">
            <text:p>20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инина отварная</text:p>
          </table:table-cell>
          <table:table-cell table:style-name="ce5" office:value-type="float" office:value="26.2" calcext:value-type="float">
            <text:p>26,2</text:p>
          </table:table-cell>
          <table:table-cell table:style-name="ce5" office:value-type="float" office:value="19.6" calcext:value-type="float">
            <text:p>19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4" calcext:value-type="float">
            <text:p>31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инина тушеная</text:p>
          </table:table-cell>
          <table:table-cell table:style-name="ce5" office:value-type="float" office:value="31.5" calcext:value-type="float">
            <text:p>31,5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73" calcext:value-type="float">
            <text:p>37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инина беконная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35" calcext:value-type="float">
            <text:p>2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инина жирная</text:p>
          </table:table-cell>
          <table:table-cell table:style-name="ce5" office:value-type="float" office:value="27.8" calcext:value-type="float">
            <text:p>27,8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8" calcext:value-type="float">
            <text:p>31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инина мясная</text:p>
          </table:table-cell>
          <table:table-cell table:style-name="ce5" office:value-type="float" office:value="49.3" calcext:value-type="float">
            <text:p>49,3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91" calcext:value-type="float">
            <text:p>4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иные сардельки</text:p>
          </table:table-cell>
          <table:table-cell table:style-name="ce5" office:value-type="float" office:value="33.3" calcext:value-type="float">
            <text:p>33,3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57" calcext:value-type="float">
            <text:p>35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ердце говяжье</text:p>
          </table:table-cell>
          <table:table-cell table:style-name="ce5" office:value-type="float" office:value="31.6" calcext:value-type="float">
            <text:p>31,6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322" calcext:value-type="float">
            <text:p>3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ердце курицы сырое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96" calcext:value-type="float">
            <text:p>9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ердце свиное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53" calcext:value-type="float">
            <text:p>1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лянка сборная мясная с говядино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101" calcext:value-type="float">
            <text:p>10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сиски говяжьи отварные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пинка курицы с кожей сырая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25" calcext:value-type="float">
            <text:p>22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тейк из говядины сырой</text:p>
          </table:table-cell>
          <table:table-cell table:style-name="ce5" office:value-type="float" office:value="20.8" calcext:value-type="float">
            <text:p>20,8</text:p>
          </table:table-cell>
          <table:table-cell table:style-name="ce5" office:value-type="float" office:value="25.7" calcext:value-type="float">
            <text:p>25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98" calcext:value-type="float">
            <text:p>29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елятина 1 кат,</text:p>
          </table:table-cell>
          <table:table-cell table:style-name="ce5" office:value-type="float" office:value="13.2" calcext:value-type="float">
            <text:p>13,2</text:p>
          </table:table-cell>
          <table:table-cell table:style-name="ce5" office:value-type="float" office:value="28" calcext:value-type="float">
            <text:p>28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37" calcext:value-type="float">
            <text:p>23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елятина 2 кат,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7" calcext:value-type="float">
            <text:p>9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ефтели из говядины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9" calcext:value-type="float">
            <text:p>8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Утка жареная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150" calcext:value-type="float">
            <text:p>1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Утка отварная</text:p>
          </table:table-cell>
          <table:table-cell table:style-name="ce5" office:value-type="float" office:value="34.9" calcext:value-type="float">
            <text:p>34,9</text:p>
          </table:table-cell>
          <table:table-cell table:style-name="ce5" office:value-type="float" office:value="23.2" calcext:value-type="float">
            <text:p>23,2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407" calcext:value-type="float">
            <text:p>40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Утка фаршированная картофелем</text:p>
          </table:table-cell>
          <table:table-cell table:style-name="ce5" office:value-type="float" office:value="34.6" calcext:value-type="float">
            <text:p>34,6</text:p>
          </table:table-cell>
          <table:table-cell table:style-name="ce5" office:value-type="float" office:value="18.1" calcext:value-type="float">
            <text:p>18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85" calcext:value-type="float">
            <text:p>38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Утки 1 кат,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169" calcext:value-type="float">
            <text:p>16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Утки 2 кат,</text:p>
          </table:table-cell>
          <table:table-cell table:style-name="ce5" office:value-type="float" office:value="38" calcext:value-type="float">
            <text:p>38,0</text:p>
          </table:table-cell>
          <table:table-cell table:style-name="ce5" office:value-type="float" office:value="15.8" calcext:value-type="float">
            <text:p>15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05" calcext:value-type="float">
            <text:p>40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Фарш бараний сырой</text:p>
          </table:table-cell>
          <table:table-cell table:style-name="ce5" office:value-type="float" office:value="24.2" calcext:value-type="float">
            <text:p>24,2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7" calcext:value-type="float">
            <text:p>2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Фарш свиной сырой</text:p>
          </table:table-cell>
          <table:table-cell table:style-name="ce5" office:value-type="float" office:value="23" calcext:value-type="float">
            <text:p>23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82" calcext:value-type="float">
            <text:p>28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Фрикадельки куриные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63" calcext:value-type="float">
            <text:p>26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Цыплята жареные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18.2" calcext:value-type="float">
            <text:p>18,2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163" calcext:value-type="float">
            <text:p>16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Цыплята жареные табака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24" calcext:value-type="float">
            <text:p>24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61" calcext:value-type="float">
            <text:p>26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Цыплята отварные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24.8" calcext:value-type="float">
            <text:p>24,8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81" calcext:value-type="float">
            <text:p>28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ея куриная с кожей сырая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21.1" calcext:value-type="float">
            <text:p>21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11" calcext:value-type="float">
            <text:p>21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ницель рубленый из говядины</text:p>
          </table:table-cell>
          <table:table-cell table:style-name="ce5" office:value-type="float" office:value="17.9" calcext:value-type="float">
            <text:p>17,9</text:p>
          </table:table-cell>
          <table:table-cell table:style-name="ce5" office:value-type="float" office:value="19.4" calcext:value-type="float">
            <text:p>19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45" calcext:value-type="float">
            <text:p>2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ницель из свинины отбивной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31" calcext:value-type="float">
            <text:p>3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ницель из свинины рубленый</text:p>
          </table:table-cell>
          <table:table-cell table:style-name="ce5" office:value-type="float" office:value="32.2" calcext:value-type="float">
            <text:p>32,2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403" calcext:value-type="float">
            <text:p>40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ницель рубленый из баранины</text:p>
          </table:table-cell>
          <table:table-cell table:style-name="ce5" office:value-type="float" office:value="42.5" calcext:value-type="float">
            <text:p>42,5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473" calcext:value-type="float">
            <text:p>47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ницель отбивной из баранины</text:p>
          </table:table-cell>
          <table:table-cell table:style-name="ce5" office:value-type="float" office:value="23.2" calcext:value-type="float">
            <text:p>23,2</text:p>
          </table:table-cell>
          <table:table-cell table:style-name="ce5" office:value-type="float" office:value="21.8" calcext:value-type="float">
            <text:p>21,8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333" calcext:value-type="float">
            <text:p>3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Эскалоп из свинины</text:p>
          </table:table-cell>
          <table:table-cell table:style-name="ce5" office:value-type="float" office:value="32.3" calcext:value-type="float">
            <text:p>32,3</text:p>
          </table:table-cell>
          <table:table-cell table:style-name="ce5" office:value-type="float" office:value="18.1" calcext:value-type="float">
            <text:p>18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63" calcext:value-type="float">
            <text:p>36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Язык говяжий</text:p>
          </table:table-cell>
          <table:table-cell table:style-name="ce5" office:value-type="float" office:value="12.1" calcext:value-type="float">
            <text:p>12,1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73" calcext:value-type="float">
            <text:p>17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Язык свиной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15.9" calcext:value-type="float">
            <text:p>15,9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208" calcext:value-type="float">
            <text:p>20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Боржоми»</text:p>
          </table:table-cell>
          <table:table-cell table:number-columns-repeated="4" table:style-name="ce5" office:value-type="float" office:value="0" calcext:value-type="float">
            <text:p>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Ессентуки № 4»</text:p>
          </table:table-cell>
          <table:table-cell table:number-columns-repeated="4" table:style-name="ce5" office:value-type="float" office:value="0" calcext:value-type="float">
            <text:p>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«Нарзан»</text:p>
          </table:table-cell>
          <table:table-cell table:number-columns-repeated="4" table:style-name="ce5" office:value-type="float" office:value="0" calcext:value-type="float">
            <text:p>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а десертны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172" calcext:value-type="float">
            <text:p>17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а крепки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63" calcext:value-type="float">
            <text:p>16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а ликерны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0" calcext:value-type="float">
            <text:p>30,0</text:p>
          </table:table-cell>
          <table:table-cell table:style-name="ce5" office:value-type="float" office:value="212" calcext:value-type="float">
            <text:p>2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а полудесертны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140" calcext:value-type="float">
            <text:p>1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а полусладкие белые и красные (в т, ч, шампанское)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88" calcext:value-type="float">
            <text:p>8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а полусухие белые и красные (в т, ч, шампанское)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78" calcext:value-type="float">
            <text:p>7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а сладкие белые и красные (в т, ч, шампанское)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100" calcext:value-type="float">
            <text:p>1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а сухие белые и красные (в т, ч, шампанское)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64" calcext:value-type="float">
            <text:p>6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о безалкогольное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6" calcext:value-type="float">
            <text:p>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о белое "Мускат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о белое "Рислинг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80" calcext:value-type="float">
            <text:p>8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о белое "Савиньон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81" calcext:value-type="float">
            <text:p>8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о красное "Бургундское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о красное "Каберне Савиньон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83" calcext:value-type="float">
            <text:p>8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о красное "Мерло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83" calcext:value-type="float">
            <text:p>8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о красное "Пино Нуар"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ски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ода</text:p>
          </table:table-cell>
          <table:table-cell table:number-columns-repeated="4" table:style-name="ce5" office:value-type="float" office:value="0" calcext:value-type="float">
            <text:p>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одка</text:p>
          </table:table-cell>
          <table:table-cell table:number-columns-repeated="3" table:style-name="ce5" office:value-type="float" office:value="0" calcext:value-type="float">
            <text:p>0,0</text:p>
          </table:table-cell>
          <table:table-cell table:style-name="ce5" office:value-type="float" office:value="231" calcext:value-type="float">
            <text:p>2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леный чай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" calcext:value-type="float">
            <text:p>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као без молока</text:p>
          </table:table-cell>
          <table:table-cell table:number-columns-repeated="2" table:style-name="ce5" office:value-type="float" office:value="1" calcext:value-type="float">
            <text:p>1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као с заменителем сахара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29" calcext:value-type="float">
            <text:p>2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вас хлеб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27" calcext:value-type="float">
            <text:p>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исель из вишневого сока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8.9" calcext:value-type="float">
            <text:p>18,9</text:p>
          </table:table-cell>
          <table:table-cell table:style-name="ce5" office:value-type="float" office:value="78" calcext:value-type="float">
            <text:p>7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исель из сливового варенья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5.5" calcext:value-type="float">
            <text:p>15,5</text:p>
          </table:table-cell>
          <table:table-cell table:style-name="ce5" office:value-type="float" office:value="63" calcext:value-type="float">
            <text:p>6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исель из сушеных яблок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66" calcext:value-type="float">
            <text:p>6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исель из клюквы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исель из кураги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исель из яблок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23.7" calcext:value-type="float">
            <text:p>23,7</text:p>
          </table:table-cell>
          <table:table-cell table:style-name="ce5" office:value-type="float" office:value="97" calcext:value-type="float">
            <text:p>9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ктейль персиковый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98" calcext:value-type="float">
            <text:p>9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oт из черешни, консервы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0.6" calcext:value-type="float">
            <text:p>20,6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из абрикосов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56" calcext:value-type="float">
            <text:p>5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из абрикосов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1.7" calcext:value-type="float">
            <text:p>21,7</text:p>
          </table:table-cell>
          <table:table-cell table:style-name="ce5" office:value-type="float" office:value="89" calcext:value-type="float">
            <text:p>8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из крыжовника и черной смородины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из персиков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1.6" calcext:value-type="float">
            <text:p>21,6</text:p>
          </table:table-cell>
          <table:table-cell table:style-name="ce5" office:value-type="float" office:value="88" calcext:value-type="float">
            <text:p>8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из яблок, консервы</text:p>
          </table:table-cell>
          <table:table-cell table:number-columns-repeated="2" table:style-name="ce5" office:value-type="float" office:value="0.2" calcext:value-type="float">
            <text:p>0,2</text:p>
          </table:table-cell>
          <table:table-cell table:style-name="ce5" office:value-type="float" office:value="22.3" calcext:value-type="float">
            <text:p>22,3</text:p>
          </table:table-cell>
          <table:table-cell table:style-name="ce5" office:value-type="float" office:value="93" calcext:value-type="float">
            <text:p>9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персик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1.8" calcext:value-type="float">
            <text:p>21,8</text:p>
          </table:table-cell>
          <table:table-cell table:style-name="ce5" office:value-type="float" office:value="88" calcext:value-type="float">
            <text:p>8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черешне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яблочный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вишне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57" calcext:value-type="float">
            <text:p>5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грушевый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13.4" calcext:value-type="float">
            <text:p>13,4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из айвы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56" calcext:value-type="float">
            <text:p>5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из айвы, консервы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из вишни, консервы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23.7" calcext:value-type="float">
            <text:p>23,7</text:p>
          </table:table-cell>
          <table:table-cell table:style-name="ce5" office:value-type="float" office:value="101" calcext:value-type="float">
            <text:p>10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мпот из груш, консервы</text:p>
          </table:table-cell>
          <table:table-cell table:number-columns-repeated="2" table:style-name="ce5" office:value-type="float" office:value="0.2" calcext:value-type="float">
            <text:p>0,2</text:p>
          </table:table-cell>
          <table:table-cell table:style-name="ce5" office:value-type="float" office:value="18.1" calcext:value-type="float">
            <text:p>18,1</text:p>
          </table:table-cell>
          <table:table-cell table:style-name="ce5" office:value-type="float" office:value="74" calcext:value-type="float">
            <text:p>7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ньяк ординарный «три звездочки»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39" calcext:value-type="float">
            <text:p>2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фе жареный в зернах</text:p>
          </table:table-cell>
          <table:table-cell table:style-name="ce5" office:value-type="float" office:value="14.4" calcext:value-type="float">
            <text:p>14,4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331" calcext:value-type="float">
            <text:p>3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фе на сгущенном молоке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фе на молоке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фе растворимый черный</text:p>
          </table:table-cell>
          <table:table-cell table:number-columns-repeated="3"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фе со сливками и ликером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1" calcext:value-type="float">
            <text:p>21,0</text:p>
          </table:table-cell>
          <table:table-cell table:style-name="ce5" office:value-type="float" office:value="327" calcext:value-type="float">
            <text:p>3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фе черный (без сахара)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2" table:style-name="ce5" office:value-type="float" office:value="0.2" calcext:value-type="float">
            <text:p>0,2</text:p>
          </table:table-cell>
          <table:table-cell table:style-name="ce5" office:value-type="float" office:value="7" calcext:value-type="float">
            <text:p>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фе эспрессо</text:p>
          </table:table-cell>
          <table:table-cell table:number-columns-repeated="3"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фе эспрессо без кофеина</text:p>
          </table:table-cell>
          <table:table-cell table:number-columns-repeated="4" table:style-name="ce5" office:value-type="float" office:value="0" calcext:value-type="float">
            <text:p>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икер вишневый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40" calcext:value-type="float">
            <text:p>40,0</text:p>
          </table:table-cell>
          <table:table-cell table:style-name="ce5" office:value-type="float" office:value="299" calcext:value-type="float">
            <text:p>29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ливка «Сливянка»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28" calcext:value-type="float">
            <text:p>28,0</text:p>
          </table:table-cell>
          <table:table-cell table:style-name="ce5" office:value-type="float" office:value="215" calcext:value-type="float">
            <text:p>21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апельсин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клюквен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2.4" calcext:value-type="float">
            <text:p>12,4</text:p>
          </table:table-cell>
          <table:table-cell table:style-name="ce5" office:value-type="float" office:value="51" calcext:value-type="float">
            <text:p>5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яблочный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13.2" calcext:value-type="float">
            <text:p>13,2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Coca-cola классический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44" calcext:value-type="float">
            <text:p>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из плодов шиповник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50" calcext:value-type="float">
            <text:p>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на плодово-ягодных настоях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на цитрусовых настоях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33" calcext:value-type="float">
            <text:p>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на эссенциях (Coca-Cola, Pepsi, «Байкал» и др,)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яблочно­ морковный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5.5" calcext:value-type="float">
            <text:p>15,5</text:p>
          </table:table-cell>
          <table:table-cell table:style-name="ce5" office:value-type="float" office:value="68" calcext:value-type="float">
            <text:p>6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яблочно­абрикосовый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питок яблочно­виноградный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стойка горькая «Русский сувенир»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248" calcext:value-type="float">
            <text:p>2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во светлое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9" calcext:value-type="float">
            <text:p>2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во светлое, с долей сухих в-в в исходном сусле 11%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во светлое, с долей сухих в-в в исходном сусле 20%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во темное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во темное, с долей сухих в-в в исходном сусле 13%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во темное, с долей сухих в-в в исходном сусле 20%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74" calcext:value-type="float">
            <text:p>7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ладкий вермут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160" calcext:value-type="float">
            <text:p>16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абрикос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55" calcext:value-type="float">
            <text:p>5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айво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51" calcext:value-type="float">
            <text:p>5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ананасо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1.8" calcext:value-type="float">
            <text:p>11,8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ананасовый без сахара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53" calcext:value-type="float">
            <text:p>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апельсино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3.2" calcext:value-type="float">
            <text:p>13,2</text:p>
          </table:table-cell>
          <table:table-cell table:style-name="ce5" office:value-type="float" office:value="60" calcext:value-type="float">
            <text:p>6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виноградны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70" calcext:value-type="float">
            <text:p>7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вишневы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51" calcext:value-type="float">
            <text:p>5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гранато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56" calcext:value-type="float">
            <text:p>5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грейпфруто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грейпфрутовый белый без сахара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грейпфрутовый белый с сахаром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грейпфрутовый розовый без сахара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из смеси овоще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клюквенный без сахара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лимон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33" calcext:value-type="float">
            <text:p>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лимонный без сахара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25" calcext:value-type="float">
            <text:p>2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мандарин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морковн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12.6" calcext:value-type="float">
            <text:p>12,6</text:p>
          </table:table-cell>
          <table:table-cell table:style-name="ce5" office:value-type="float" office:value="56" calcext:value-type="float">
            <text:p>5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персик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6.5" calcext:value-type="float">
            <text:p>16,5</text:p>
          </table:table-cell>
          <table:table-cell table:style-name="ce5" office:value-type="float" office:value="68" calcext:value-type="float">
            <text:p>6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свеколь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4.1" calcext:value-type="float">
            <text:p>14,1</text:p>
          </table:table-cell>
          <table:table-cell table:style-name="ce5" office:value-type="float" office:value="61" calcext:value-type="float">
            <text:p>6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сливо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68" calcext:value-type="float">
            <text:p>6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томатн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18" calcext:value-type="float">
            <text:p>1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томатный с солью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7" calcext:value-type="float">
            <text:p>1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черничный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черноплодно­рябиновый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50" calcext:value-type="float">
            <text:p>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черносмородин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41" calcext:value-type="float">
            <text:p>4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шиповниковы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office:value-type="float" office:value="67" calcext:value-type="float">
            <text:p>6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к яблочн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олодный чай Lipton с лимоном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5" calcext:value-type="float">
            <text:p>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олодный чай Nestea с лимоном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36" calcext:value-type="float">
            <text:p>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ай ромашковый</text:p>
          </table:table-cell>
          <table:table-cell table:number-columns-repeated="3"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ай с лимоном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28" calcext:value-type="float">
            <text:p>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ай с молоком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ай с сахаром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28" calcext:value-type="float">
            <text:p>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ай травяной</text:p>
          </table:table-cell>
          <table:table-cell table:number-columns-repeated="3"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ай черный без сахара, лимона и молока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number-columns-repeated="2" table:style-name="ce5" office:value-type="float" office:value="1" calcext:value-type="float">
            <text:p>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Яблоки в сиропе, консервы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Авокадо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160" calcext:value-type="float">
            <text:p>16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зилик</text:p>
          </table:table-cell>
          <table:table-cell table:style-name="ce5" office:value-type="float" office:value="0" calcext:value-type="float">
            <text:p>0,0</text:p>
          </table:table-cell>
          <table:table-cell table:number-columns-repeated="2" table:style-name="ce5" office:value-type="float" office:value="3" calcext:value-type="float">
            <text:p>3,0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клажаны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4" calcext:value-type="float">
            <text:p>2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клажаны, фаршированные овощами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83" calcext:value-type="float">
            <text:p>8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елокочанная капуст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28" calcext:value-type="float">
            <text:p>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орщ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29" calcext:value-type="float">
            <text:p>2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орщ из свежей капусты и картофеля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36" calcext:value-type="float">
            <text:p>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орщ летний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орщ с картофелем</text:p>
          </table:table-cell>
          <table:table-cell table:number-columns-repeated="2" table:style-name="ce5" office:value-type="float" office:value="1.1" calcext:value-type="float">
            <text:p>1,1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орщ украинский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50" calcext:value-type="float">
            <text:p>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рокколи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рокколи смесь Hortex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рюкв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37" calcext:value-type="float">
            <text:p>3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рюква припущенная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рюссельская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35" calcext:value-type="float">
            <text:p>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рюссельская капуста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атрушки картофельные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7.7" calcext:value-type="float">
            <text:p>17,7</text:p>
          </table:table-cell>
          <table:table-cell table:style-name="ce5" office:value-type="float" office:value="165" calcext:value-type="float">
            <text:p>16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ешенки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лубцы овощные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9.7" calcext:value-type="float">
            <text:p>9,7</text:p>
          </table:table-cell>
          <table:table-cell table:style-name="ce5" office:value-type="float" office:value="95" calcext:value-type="float">
            <text:p>9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 белые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 белые сушеные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30.3" calcext:value-type="float">
            <text:p>30,3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286" calcext:value-type="float">
            <text:p>28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 жареные (сушеные)</text:p>
          </table:table-cell>
          <table:table-cell table:style-name="ce5" office:value-type="float" office:value="24.4" calcext:value-type="float">
            <text:p>24,4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70" calcext:value-type="float">
            <text:p>27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 жареные в сметанном соусе</text:p>
          </table:table-cell>
          <table:table-cell table:style-name="ce5" office:value-type="float" office:value="14.5" calcext:value-type="float">
            <text:p>14,5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172" calcext:value-type="float">
            <text:p>17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 жареные с картофелем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114" calcext:value-type="float">
            <text:p>11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 лисички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 опята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2" calcext:value-type="float">
            <text:p>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 подберезовики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0" calcext:value-type="float">
            <text:p>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 подосиновики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2" calcext:value-type="float">
            <text:p>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 сыроежки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 шампиньоны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7" calcext:value-type="float">
            <text:p>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, запеченные в сметанном соусе</text:p>
          </table:table-cell>
          <table:table-cell table:style-name="ce5" office:value-type="float" office:value="16.6" calcext:value-type="float">
            <text:p>16,6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88" calcext:value-type="float">
            <text:p>18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ибы, тушенные с картофелем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0.7" calcext:value-type="float">
            <text:p>10,7</text:p>
          </table:table-cell>
          <table:table-cell table:style-name="ce5" office:value-type="float" office:value="117" calcext:value-type="float">
            <text:p>11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Драники картофельные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127" calcext:value-type="float">
            <text:p>1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апеканка капустная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114" calcext:value-type="float">
            <text:p>11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апеканка из тыквы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137" calcext:value-type="float">
            <text:p>13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апеканка картофельная с овощами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7.5" calcext:value-type="float">
            <text:p>17,5</text:p>
          </table:table-cell>
          <table:table-cell table:style-name="ce5" office:value-type="float" office:value="136" calcext:value-type="float">
            <text:p>1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апеканка морковная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7.8" calcext:value-type="float">
            <text:p>17,8</text:p>
          </table:table-cell>
          <table:table-cell table:style-name="ce5" office:value-type="float" office:value="128" calcext:value-type="float">
            <text:p>1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разы картофельные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152" calcext:value-type="float">
            <text:p>1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кра из баклажанов, консервы</text:p>
          </table:table-cell>
          <table:table-cell table:style-name="ce5" office:value-type="float" office:value="13.3" calcext:value-type="float">
            <text:p>13,3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148" calcext:value-type="float">
            <text:p>1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кра из кабачков, консервы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кра кабачковая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78" calcext:value-type="float">
            <text:p>7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кра свекольная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119" calcext:value-type="float">
            <text:p>1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мбирь свежий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80" calcext:value-type="float">
            <text:p>8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бачки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24" calcext:value-type="float">
            <text:p>2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бачки жареные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88" calcext:value-type="float">
            <text:p>8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бачки запеченные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9.7" calcext:value-type="float">
            <text:p>9,7</text:p>
          </table:table-cell>
          <table:table-cell table:style-name="ce5" office:value-type="float" office:value="140" calcext:value-type="float">
            <text:p>1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бачки припущенные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130" calcext:value-type="float">
            <text:p>13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пуста кваше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пуста жареная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50" calcext:value-type="float">
            <text:p>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пуста запеченная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пуста цветная жареная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47" calcext:value-type="float">
            <text:p>4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пуста цветная отварная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22" calcext:value-type="float">
            <text:p>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тофель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71.6" calcext:value-type="float">
            <text:p>71,6</text:p>
          </table:table-cell>
          <table:table-cell table:style-name="ce5" office:value-type="float" office:value="317" calcext:value-type="float">
            <text:p>31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тофель, жаренный брусочками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3.5" calcext:value-type="float">
            <text:p>23,5</text:p>
          </table:table-cell>
          <table:table-cell table:style-name="ce5" office:value-type="float" office:value="192" calcext:value-type="float">
            <text:p>19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тофель, жаренный ломтиками (из отварного)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8.6" calcext:value-type="float">
            <text:p>18,6</text:p>
          </table:table-cell>
          <table:table-cell table:style-name="ce5" office:value-type="float" office:value="161" calcext:value-type="float">
            <text:p>16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тофель, тушенный с грибами</text:p>
          </table:table-cell>
          <table:table-cell table:style-name="ce5" office:value-type="float" office:value="14.5" calcext:value-type="float">
            <text:p>14,5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228" calcext:value-type="float">
            <text:p>2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тофель, запеченный в сметанном соусе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114" calcext:value-type="float">
            <text:p>11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ша из тыквы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5.7" calcext:value-type="float">
            <text:p>15,7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итайская капуст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3" calcext:value-type="float">
            <text:p>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льраби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44" calcext:value-type="float">
            <text:p>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капустные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153" calcext:value-type="float">
            <text:p>1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картофельные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6.2" calcext:value-type="float">
            <text:p>16,2</text:p>
          </table:table-cell>
          <table:table-cell table:style-name="ce5" office:value-type="float" office:value="139" calcext:value-type="float">
            <text:p>1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морковные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19.2" calcext:value-type="float">
            <text:p>19,2</text:p>
          </table:table-cell>
          <table:table-cell table:style-name="ce5" office:value-type="float" office:value="152" calcext:value-type="float">
            <text:p>1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отлеты свекольные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24.1" calcext:value-type="float">
            <text:p>24,1</text:p>
          </table:table-cell>
          <table:table-cell table:style-name="ce5" office:value-type="float" office:value="187" calcext:value-type="float">
            <text:p>1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аснокочанная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26" calcext:value-type="float">
            <text:p>2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аснокочанная капуст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31" calcext:value-type="float">
            <text:p>3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есс-салат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1" calcext:value-type="float">
            <text:p>1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укуруза сладкая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атук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4" calcext:value-type="float">
            <text:p>1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ук жареный</text:p>
          </table:table-cell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27.4" calcext:value-type="float">
            <text:p>27,4</text:p>
          </table:table-cell>
          <table:table-cell table:style-name="ce5" office:value-type="float" office:value="251" calcext:value-type="float">
            <text:p>25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ук зеленый (перо)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20" calcext:value-type="float">
            <text:p>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ук маринованный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79" calcext:value-type="float">
            <text:p>7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ук поре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36" calcext:value-type="float">
            <text:p>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ук репк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41" calcext:value-type="float">
            <text:p>4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уковичный флорентийский фенхель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6" calcext:value-type="float">
            <text:p>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йоран сушеный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61" calcext:value-type="float">
            <text:p>61,0</text:p>
          </table:table-cell>
          <table:table-cell table:style-name="ce5" office:value-type="float" office:value="271" calcext:value-type="float">
            <text:p>27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нгольд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ковь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35" calcext:value-type="float">
            <text:p>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ковь отвар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33" calcext:value-type="float">
            <text:p>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ковь припущенная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ковь тушеная с рисом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122" calcext:value-type="float">
            <text:p>1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ская капуст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5" calcext:value-type="float">
            <text:p>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гурцы (грунтовые)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4" calcext:value-type="float">
            <text:p>1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гурцы (парниковые)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1" calcext:value-type="float">
            <text:p>1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гурцы соленые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13" calcext:value-type="float">
            <text:p>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крошка овощная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ладьи из тыквы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9.8" calcext:value-type="float">
            <text:p>19,8</text:p>
          </table:table-cell>
          <table:table-cell table:style-name="ce5" office:value-type="float" office:value="158" calcext:value-type="float">
            <text:p>15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стернак (корень)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47" calcext:value-type="float">
            <text:p>4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тиссон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тиссон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6" calcext:value-type="float">
            <text:p>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рец сладки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26" calcext:value-type="float">
            <text:p>2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рец, фаршированный овощами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100" calcext:value-type="float">
            <text:p>1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трушка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49" calcext:value-type="float">
            <text:p>4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трушка (корень)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0.1" calcext:value-type="float">
            <text:p>10,1</text:p>
          </table:table-cell>
          <table:table-cell table:style-name="ce5" office:value-type="float" office:value="51" calcext:value-type="float">
            <text:p>5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ченое таро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34.1" calcext:value-type="float">
            <text:p>34,1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ирожки картофельные с морковью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8.9" calcext:value-type="float">
            <text:p>18,9</text:p>
          </table:table-cell>
          <table:table-cell table:style-name="ce5" office:value-type="float" office:value="124" calcext:value-type="float">
            <text:p>12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мидор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20" calcext:value-type="float">
            <text:p>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мидоры без кожицы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2" calcext:value-type="float">
            <text:p>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мидоры жареные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73" calcext:value-type="float">
            <text:p>7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мидоры с кожицей, консервы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0" calcext:value-type="float">
            <text:p>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мидоры, фаршированные с рисом и морковью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91" calcext:value-type="float">
            <text:p>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мидоры, фаршированные яйцом и луком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83" calcext:value-type="float">
            <text:p>8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ртобелло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26" calcext:value-type="float">
            <text:p>2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удинг из тыквы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92" calcext:value-type="float">
            <text:p>9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удинг морковный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106" calcext:value-type="float">
            <text:p>10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юре из моркови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90" calcext:value-type="float">
            <text:p>9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юре из тыквы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88" calcext:value-type="float">
            <text:p>8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юре картофельное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4.7" calcext:value-type="float">
            <text:p>14,7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гу овощное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91" calcext:value-type="float">
            <text:p>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ссольник домашний</text:p>
          </table:table-cell>
          <table:table-cell table:number-columns-repeated="2" table:style-name="ce5" office:value-type="float" office:value="1" calcext:value-type="float">
            <text:p>1,0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36" calcext:value-type="float">
            <text:p>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евень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6" calcext:value-type="float">
            <text:p>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едис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20" calcext:value-type="float">
            <text:p>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едька с маслом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96" calcext:value-type="float">
            <text:p>9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едька черная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36" calcext:value-type="float">
            <text:p>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еп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32" calcext:value-type="float">
            <text:p>3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епа припущенная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лат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71" calcext:value-type="float">
            <text:p>7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екл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екла отвар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екла тушеная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екла, тушенная с яблоками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0.7" calcext:value-type="float">
            <text:p>10,7</text:p>
          </table:table-cell>
          <table:table-cell table:style-name="ce5" office:value-type="float" office:value="84" calcext:value-type="float">
            <text:p>8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векольник холодный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30" calcext:value-type="float">
            <text:p>3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ельдере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3" calcext:value-type="float">
            <text:p>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ельдерей (корень)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ельдерей (стебли)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9" calcext:value-type="float">
            <text:p>9,0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леная окр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29" calcext:value-type="float">
            <text:p>2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лянка грибная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8" calcext:value-type="float">
            <text:p>1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томатный остр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1.2" calcext:value-type="float">
            <text:p>21,2</text:p>
          </table:table-cell>
          <table:table-cell table:style-name="ce5" office:value-type="float" office:value="99" calcext:value-type="float">
            <text:p>9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парж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21" calcext:value-type="float">
            <text:p>2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 картофельный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 картофельный с перловой крупой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7" calcext:value-type="float">
            <text:p>3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-пюре из шпината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-пюре из картофеля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58" calcext:value-type="float">
            <text:p>5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-пюре из моркови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фле морковное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189" calcext:value-type="float">
            <text:p>18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оматная паста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102" calcext:value-type="float">
            <text:p>10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оматное пюре, консерв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11.8" calcext:value-type="float">
            <text:p>11,8</text:p>
          </table:table-cell>
          <table:table-cell table:style-name="ce5" office:value-type="float" office:value="66" calcext:value-type="float">
            <text:p>6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оматы (грунтовые)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24" calcext:value-type="float">
            <text:p>2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опинамбур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2.8" calcext:value-type="float">
            <text:p>12,8</text:p>
          </table:table-cell>
          <table:table-cell table:style-name="ce5" office:value-type="float" office:value="61" calcext:value-type="float">
            <text:p>6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урнепс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28" calcext:value-type="float">
            <text:p>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ыкв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22" calcext:value-type="float">
            <text:p>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ыква жареная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ыква маринован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ыква отварная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26" calcext:value-type="float">
            <text:p>2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ыква припущенная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Укроп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рен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59" calcext:value-type="float">
            <text:p>5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Цветная капуста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30" calcext:value-type="float">
            <text:p>3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Цикорий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Цуккини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6" calcext:value-type="float">
            <text:p>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еснок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29.9" calcext:value-type="float">
            <text:p>29,9</text:p>
          </table:table-cell>
          <table:table-cell table:style-name="ce5" office:value-type="float" office:value="149" calcext:value-type="float">
            <text:p>14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иитаке сушеные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75" calcext:value-type="float">
            <text:p>75,0</text:p>
          </table:table-cell>
          <table:table-cell table:style-name="ce5" office:value-type="float" office:value="296" calcext:value-type="float">
            <text:p>29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ницель из капусты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118" calcext:value-type="float">
            <text:p>11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пинат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пинат-пюре, консервы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2" table:style-name="ce5" office:value-type="float" office:value="2" calcext:value-type="float">
            <text:p>2,0</text:p>
          </table:table-cell>
          <table:table-cell table:style-name="ce5" office:value-type="float" office:value="16" calcext:value-type="float">
            <text:p>1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Щавель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22" calcext:value-type="float">
            <text:p>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Щи из квашеной капусты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Щи из свежей капусты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4" calcext:value-type="float">
            <text:p>2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Щи из щавеля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Щи суточные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9" calcext:value-type="float">
            <text:p>1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рчица столовая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143" calcext:value-type="float">
            <text:p>1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Дрожжи прессованные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Желатин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87.2" calcext:value-type="float">
            <text:p>87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55" calcext:value-type="float">
            <text:p>35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аправка для салата</text:p>
          </table:table-cell>
          <table:table-cell table:style-name="ce5" office:value-type="float" office:value="23.3" calcext:value-type="float">
            <text:p>23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235" calcext:value-type="float">
            <text:p>2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ринад овощной без томата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134" calcext:value-type="float">
            <text:p>1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труби пшеничные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16.6" calcext:value-type="float">
            <text:p>16,6</text:p>
          </table:table-cell>
          <table:table-cell table:style-name="ce5" office:value-type="float" office:value="165" calcext:value-type="float">
            <text:p>16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рошок горчичный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37.1" calcext:value-type="float">
            <text:p>37,1</text:p>
          </table:table-cell>
          <table:table-cell table:style-name="ce5" office:value-type="float" office:value="32.6" calcext:value-type="float">
            <text:p>32,6</text:p>
          </table:table-cell>
          <table:table-cell table:style-name="ce5" office:value-type="float" office:value="378" calcext:value-type="float">
            <text:p>37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белый основной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56" calcext:value-type="float">
            <text:p>5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грибной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клюквенный</text:p>
          </table:table-cell>
          <table:table-cell table:number-columns-repeated="2" table:style-name="ce5" office:value-type="float" office:value="0" calcext:value-type="float">
            <text:p>0,0</text:p>
          </table:table-cell>
          <table:table-cell table:style-name="ce5" office:value-type="float" office:value="12.6" calcext:value-type="float">
            <text:p>12,6</text:p>
          </table:table-cell>
          <table:table-cell table:style-name="ce5" office:value-type="float" office:value="51" calcext:value-type="float">
            <text:p>5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красный основной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луковый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75" calcext:value-type="float">
            <text:p>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майонез со сметаной</text:p>
          </table:table-cell>
          <table:table-cell table:style-name="ce5" office:value-type="float" office:value="31.9" calcext:value-type="float">
            <text:p>31,9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312" calcext:value-type="float">
            <text:p>3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молочный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84" calcext:value-type="float">
            <text:p>8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польский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78" calcext:value-type="float">
            <text:p>7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с хреном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27" calcext:value-type="float">
            <text:p>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сметанный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78" calcext:value-type="float">
            <text:p>7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томатный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80" calcext:value-type="float">
            <text:p>8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ус черносмородиновый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67.6" calcext:value-type="float">
            <text:p>67,6</text:p>
          </table:table-cell>
          <table:table-cell table:style-name="ce5" office:value-type="float" office:value="275" calcext:value-type="float">
            <text:p>27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лык осетровый холодного копчения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4" calcext:value-type="float">
            <text:p>19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тербод с соленой горбушей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110" calcext:value-type="float">
            <text:p>11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терброд с килькой и яйцом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151" calcext:value-type="float">
            <text:p>15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терброд с сельдью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терброд с зернистой икрой кеты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117" calcext:value-type="float">
            <text:p>11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утерброд с икрой осетровой зернистой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112" calcext:value-type="float">
            <text:p>1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обла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5" calcext:value-type="float">
            <text:p>9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обла холодного копчения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31.1" calcext:value-type="float">
            <text:p>31,1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1" calcext:value-type="float">
            <text:p>18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алки из трески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рбуша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40" calcext:value-type="float">
            <text:p>1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рбуша в томатном соусе, консервы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130" calcext:value-type="float">
            <text:p>13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рбуша натуральная, консервы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20.9" calcext:value-type="float">
            <text:p>20,9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36" calcext:value-type="float">
            <text:p>13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рбуша отварная</text:p>
          </table:table-cell>
          <table:table-cell table:style-name="ce5" office:value-type="float" office:value="21.8" calcext:value-type="float">
            <text:p>21,8</text:p>
          </table:table-cell>
          <table:table-cell table:style-name="ce5" office:value-type="float" office:value="14.4" calcext:value-type="float">
            <text:p>14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акатица свежая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9" calcext:value-type="float">
            <text:p>7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ась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17.7" calcext:value-type="float">
            <text:p>17,7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п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12" calcext:value-type="float">
            <text:p>11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арп жареный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181" calcext:value-type="float">
            <text:p>18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ета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7" calcext:value-type="float">
            <text:p>1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ета натуральная, консервы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21.5" calcext:value-type="float">
            <text:p>21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9" calcext:value-type="float">
            <text:p>12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ета соленая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24.3" calcext:value-type="float">
            <text:p>24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4" calcext:value-type="float">
            <text:p>18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ефаль свежая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87" calcext:value-type="float">
            <text:p>8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еветки свежие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06" calcext:value-type="float">
            <text:p>10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ещ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5" calcext:value-type="float">
            <text:p>20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сляная рыба свежая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46" calcext:value-type="float">
            <text:p>14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идии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77" calcext:value-type="float">
            <text:p>7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инта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9" calcext:value-type="float">
            <text:p>8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вага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9.2" calcext:value-type="float">
            <text:p>19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1" calcext:value-type="float">
            <text:p>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авага жареная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18.3" calcext:value-type="float">
            <text:p>18,3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69" calcext:value-type="float">
            <text:p>16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ерка красная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57" calcext:value-type="float">
            <text:p>15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ерка натуральная, консервы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09" calcext:value-type="float">
            <text:p>10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кунь речной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17.8" calcext:value-type="float">
            <text:p>17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79" calcext:value-type="float">
            <text:p>17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сетр свежий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16" calcext:value-type="float">
            <text:p>16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05" calcext:value-type="float">
            <text:p>10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сьминог свежий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лтус белокорый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73" calcext:value-type="float">
            <text:p>7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утассу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20.5" calcext:value-type="float">
            <text:p>20,5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90" calcext:value-type="float">
            <text:p>9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ки речные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5.5" calcext:value-type="float">
            <text:p>15,5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76" calcext:value-type="float">
            <text:p>7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Раки речные вареные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20.3" calcext:value-type="float">
            <text:p>20,3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97" calcext:value-type="float">
            <text:p>9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зан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38" calcext:value-type="float">
            <text:p>38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78" calcext:value-type="float">
            <text:p>17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лака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25" calcext:value-type="float">
            <text:p>12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лака горячего копчения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45" calcext:value-type="float">
            <text:p>1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ельдь рубленая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91" calcext:value-type="float">
            <text:p>1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емга свежая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8" calcext:value-type="float">
            <text:p>20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емга соленая потрошенная с головой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22.5" calcext:value-type="float">
            <text:p>22,5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02" calcext:value-type="float">
            <text:p>20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ибасс свежий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7" calcext:value-type="float">
            <text:p>9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иг свежий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19" calcext:value-type="float">
            <text:p>19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34" calcext:value-type="float">
            <text:p>1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кумбрия атлантическая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23.4" calcext:value-type="float">
            <text:p>23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50" calcext:value-type="float">
            <text:p>1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кумбрия в масле, консервы</text:p>
          </table:table-cell>
          <table:table-cell table:style-name="ce5" office:value-type="float" office:value="28.9" calcext:value-type="float">
            <text:p>28,9</text:p>
          </table:table-cell>
          <table:table-cell table:style-name="ce5" office:value-type="float" office:value="14.4" calcext:value-type="float">
            <text:p>14,4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18" calcext:value-type="float">
            <text:p>31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лянка рыбная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25" calcext:value-type="float">
            <text:p>2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м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15" calcext:value-type="float">
            <text:p>11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ом в томатном соусе, консервы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еша осетровая холодного копчения</text:p>
          </table:table-cell>
          <table:table-cell table:style-name="ce5" office:value-type="float" office:value="25.7" calcext:value-type="float">
            <text:p>25,7</text:p>
          </table:table-cell>
          <table:table-cell table:style-name="ce5" office:value-type="float" office:value="17.6" calcext:value-type="float">
            <text:p>17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02" calcext:value-type="float">
            <text:p>30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иляпия свежая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0" calcext:value-type="float">
            <text:p>20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6" calcext:value-type="float">
            <text:p>9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реска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9.7" calcext:value-type="float">
            <text:p>9,7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101" calcext:value-type="float">
            <text:p>10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унец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23" calcext:value-type="float">
            <text:p>23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44" calcext:value-type="float">
            <text:p>1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Угорь</text:p>
          </table:table-cell>
          <table:table-cell table:style-name="ce5" office:value-type="float" office:value="11.8" calcext:value-type="float">
            <text:p>11,8</text:p>
          </table:table-cell>
          <table:table-cell table:style-name="ce5" office:value-type="float" office:value="37" calcext:value-type="float">
            <text:p>37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64" calcext:value-type="float">
            <text:p>26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Форель морская свежая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1.8" calcext:value-type="float">
            <text:p>11,8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95" calcext:value-type="float">
            <text:p>9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ек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6.6" calcext:value-type="float">
            <text:p>16,6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86" calcext:value-type="float">
            <text:p>8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Хек припущенный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17.8" calcext:value-type="float">
            <text:p>17,8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91" calcext:value-type="float">
            <text:p>9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авыча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53" calcext:value-type="float">
            <text:p>53,0</text:p>
          </table:table-cell>
          <table:table-cell table:style-name="ce5" office:value-type="float" office:value="242" calcext:value-type="float">
            <text:p>2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Айва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Алыч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Ананас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66.9" calcext:value-type="float">
            <text:p>66,9</text:p>
          </table:table-cell>
          <table:table-cell table:style-name="ce5" office:value-type="float" office:value="255" calcext:value-type="float">
            <text:p>25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Апельсин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Апельсин с сахаром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28.7" calcext:value-type="float">
            <text:p>28,7</text:p>
          </table:table-cell>
          <table:table-cell table:style-name="ce5" office:value-type="float" office:value="122" calcext:value-type="float">
            <text:p>12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анан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68.2" calcext:value-type="float">
            <text:p>68,2</text:p>
          </table:table-cell>
          <table:table-cell table:style-name="ce5" office:value-type="float" office:value="265" calcext:value-type="float">
            <text:p>26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шня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52" calcext:value-type="float">
            <text:p>5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шня с сахаром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21.7" calcext:value-type="float">
            <text:p>21,7</text:p>
          </table:table-cell>
          <table:table-cell table:style-name="ce5" office:value-type="float" office:value="97" calcext:value-type="float">
            <text:p>9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анат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4.5" calcext:value-type="float">
            <text:p>14,5</text:p>
          </table:table-cell>
          <table:table-cell table:style-name="ce5" office:value-type="float" office:value="72" calcext:value-type="float">
            <text:p>7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ейпфрут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5" calcext:value-type="float">
            <text:p>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ейпфрут с сахаром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8.1" calcext:value-type="float">
            <text:p>28,1</text:p>
          </table:table-cell>
          <table:table-cell table:style-name="ce5" office:value-type="float" office:value="120" calcext:value-type="float">
            <text:p>12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уша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47" calcext:value-type="float">
            <text:p>4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руша сушеная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62.6" calcext:value-type="float">
            <text:p>62,6</text:p>
          </table:table-cell>
          <table:table-cell table:style-name="ce5" office:value-type="float" office:value="270" calcext:value-type="float">
            <text:p>27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Джем из абрикосов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71.6" calcext:value-type="float">
            <text:p>71,6</text:p>
          </table:table-cell>
          <table:table-cell table:style-name="ce5" office:value-type="float" office:value="276" calcext:value-type="float">
            <text:p>27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Джем мандаринов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71.8" calcext:value-type="float">
            <text:p>71,8</text:p>
          </table:table-cell>
          <table:table-cell table:style-name="ce5" office:value-type="float" office:value="276" calcext:value-type="float">
            <text:p>27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зюм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79" calcext:value-type="float">
            <text:p>79,0</text:p>
          </table:table-cell>
          <table:table-cell table:style-name="ce5" office:value-type="float" office:value="299" calcext:value-type="float">
            <text:p>29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нжир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2" calcext:value-type="float">
            <text:p>12,0</text:p>
          </table:table-cell>
          <table:table-cell table:style-name="ce5" office:value-type="float" office:value="54" calcext:value-type="float">
            <text:p>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Инжир сушеный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30" calcext:value-type="float">
            <text:p>3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имон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Лимон с сахаром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38.7" calcext:value-type="float">
            <text:p>38,7</text:p>
          </table:table-cell>
          <table:table-cell table:style-name="ce5" office:value-type="float" office:value="169" calcext:value-type="float">
            <text:p>16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нго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8" calcext:value-type="float">
            <text:p>18,0</text:p>
          </table:table-cell>
          <table:table-cell table:style-name="ce5" office:value-type="float" office:value="73" calcext:value-type="float">
            <text:p>7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ндарин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38" calcext:value-type="float">
            <text:p>3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Нектарины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63" calcext:value-type="float">
            <text:p>6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апайя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39" calcext:value-type="float">
            <text:p>39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рсик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рсик сушеный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57.7" calcext:value-type="float">
            <text:p>57,7</text:p>
          </table:table-cell>
          <table:table-cell table:style-name="ce5" office:value-type="float" office:value="254" calcext:value-type="float">
            <text:p>25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видло яблочное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65" calcext:value-type="float">
            <text:p>65,0</text:p>
          </table:table-cell>
          <table:table-cell table:style-name="ce5" office:value-type="float" office:value="250" calcext:value-type="float">
            <text:p>2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омело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33" calcext:value-type="float">
            <text:p>3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юре яблочное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59" calcext:value-type="float">
            <text:p>59,0</text:p>
          </table:table-cell>
          <table:table-cell table:style-name="ce5" office:value-type="float" office:value="253" calcext:value-type="float">
            <text:p>25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Арбуз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27" calcext:value-type="float">
            <text:p>2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русника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аренье из клубники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74" calcext:value-type="float">
            <text:p>74,0</text:p>
          </table:table-cell>
          <table:table-cell table:style-name="ce5" office:value-type="float" office:value="285" calcext:value-type="float">
            <text:p>28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аренье из малины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70.4" calcext:value-type="float">
            <text:p>70,4</text:p>
          </table:table-cell>
          <table:table-cell table:style-name="ce5" office:value-type="float" office:value="273" calcext:value-type="float">
            <text:p>27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Виноград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65.8" calcext:value-type="float">
            <text:p>65,8</text:p>
          </table:table-cell>
          <table:table-cell table:style-name="ce5" office:value-type="float" office:value="281" calcext:value-type="float">
            <text:p>28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Голубик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72.9" calcext:value-type="float">
            <text:p>72,9</text:p>
          </table:table-cell>
          <table:table-cell table:style-name="ce5" office:value-type="float" office:value="284" calcext:value-type="float">
            <text:p>28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Дыня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35" calcext:value-type="float">
            <text:p>3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Ежевика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34" calcext:value-type="float">
            <text:p>3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Земляника (садовая)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41" calcext:value-type="float">
            <text:p>41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лубника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32" calcext:value-type="float">
            <text:p>3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люква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8" calcext:value-type="float">
            <text:p>2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Крыжовник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45" calcext:value-type="float">
            <text:p>45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лина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46" calcext:value-type="float">
            <text:p>4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алина с молоком</text:p>
          </table:table-cell>
          <table:table-cell table:number-columns-repeated="2" table:style-name="ce5" office:value-type="float" office:value="1.8" calcext:value-type="float">
            <text:p>1,8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76" calcext:value-type="float">
            <text:p>76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Морошка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40" calcext:value-type="float">
            <text:p>4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блепиха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82" calcext:value-type="float">
            <text:p>8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мородина белая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8" calcext:value-type="float">
            <text:p>8,0</text:p>
          </table:table-cell>
          <table:table-cell table:style-name="ce5" office:value-type="float" office:value="42" calcext:value-type="float">
            <text:p>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мородина красная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43" calcext:value-type="float">
            <text:p>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мородина черная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44" calcext:value-type="float">
            <text:p>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уп-пюре из малины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Тыква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23" calcext:value-type="float">
            <text:p>2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Черника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44" calcext:value-type="float">
            <text:p>4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Шиповник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48.3" calcext:value-type="float">
            <text:p>48,3</text:p>
          </table:table-cell>
          <table:table-cell table:style-name="ce5" office:value-type="float" office:value="284" calcext:value-type="float">
            <text:p>284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елок</text:p>
          </table:table-cell>
          <table:table-cell table:style-name="ce5" office:value-type="float" office:value="0" calcext:value-type="float">
            <text:p>0,0</text:p>
          </table:table-cell>
          <table:table-cell table:style-name="ce5" office:value-type="float" office:value="11.1" calcext:value-type="float">
            <text:p>11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48" calcext:value-type="float">
            <text:p>4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Белок сухой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82.4" calcext:value-type="float">
            <text:p>82,4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350" calcext:value-type="float">
            <text:p>35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Желток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57" calcext:value-type="float">
            <text:p>15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Омлет из яичного порошка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200" calcext:value-type="float">
            <text:p>200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Перепелиное яйцо целое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68" calcext:value-type="float">
            <text:p>168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Салат яичный</text:p>
          </table:table-cell>
          <table:table-cell table:style-name="ce5" office:value-type="float" office:value="18.8" calcext:value-type="float">
            <text:p>18,8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213" calcext:value-type="float">
            <text:p>21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Яичница глазунья</text:p>
          </table:table-cell>
          <table:table-cell table:style-name="ce5" office:value-type="float" office:value="20.9" calcext:value-type="float">
            <text:p>20,9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43" calcext:value-type="float">
            <text:p>243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Яичный порошок</text:p>
          </table:table-cell>
          <table:table-cell table:style-name="ce5" office:value-type="float" office:value="37.3" calcext:value-type="float">
            <text:p>37,3</text:p>
          </table:table-cell>
          <table:table-cell table:style-name="ce5" office:value-type="float" office:value="46" calcext:value-type="float">
            <text:p>46,0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542" calcext:value-type="float">
            <text:p>542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Яйцо отварное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157" calcext:value-type="float">
            <text:p>157,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Яйцо под майонезом</text:p>
          </table:table-cell>
          <table:table-cell table:style-name="ce5" office:value-type="float" office:value="24.5" calcext:value-type="float">
            <text:p>24,5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256" calcext:value-type="float">
            <text:p>256,0</text:p>
          </table:table-cell>
          <table:table-cell table:number-columns-repeated="252"/>
        </table:table-row>
        <table:table-row table:style-name="ro3" table:number-rows-repeated="1047574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 Cyr" fo:font-family="'Arial Cyr'" style:font-family-generic="swiss" style:font-pitch="variable" style:font-name-complex="Arial Cyr" style:font-family-complex="'Arial Cyr'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Пояснение" style:display-name="Excel_BuiltIn_Пояснение" style:family="table-cell" style:parent-style-name="Default" style:data-style-name="N0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task19" style:display-name="PageStyle_task1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lus</meta:initial-creator>
    <meta:creation-date>2013-01-13T22:25:26</meta:creation-date>
    <dc:creator>информатика</dc:creator>
    <dc:date>2020-02-08T15:25:42</dc:date>
    <meta:document-statistic meta:table-count="1" meta:cell-count="5005" meta:object-count="0"/>
    <meta:generator>LibreOffice/7.4.0.3$Windows_X86_64 LibreOffice_project/f85e47c08ddd19c015c0114a68350214f7066f5a</meta:generator>
    <meta:template xlink:type="simple" xlink:actuate="onRequest" xlink:title="" xlink:href=""/>
  </office:meta>
</office:document-meta>
</file>